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44"/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8.0217in" svg:height="5.1988in" svg:x="0.7472in" svg:y="2.5083in">
            <draw:object draw:notify-on-update-of-ranges="Rewards.A2:Rewards.A12 Rewards.K1:Rewards.K1 Rewards.G2:Rewards.G12 Rewards.H1:Rewards.H1 Rewards.H2:Rewards.H12 Rewards.I1:Rewards.I1 Rewards.I2:Rewards.I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0217in" svg:height="5.1988in" svg:x="0.8898in" svg:y="8.2295in">
            <draw:object draw:notify-on-update-of-ranges="Rewards.A2:Rewards.A12 Rewards.B1:Rewards.B1 Rewards.B2:Rewards.B12 Rewards.C1:Rewards.C1 Rewards.C2:Rewards.C12 Rewards.D1:Rewards.D1 Rewards.D2:Rewards.D12 Rewards.E1:Rewards.E1 Rewards.E2:Rewards.E12 Rewards.F1:Rewards.F1 Rewards.F2:Rewards.F12 Rewards.G1:Rewards.G1 Rewards.G2:Rewards.G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Mid-no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ny-no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noT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QDT</text:p>
          </table:table-cell>
          <table:table-cell/>
          <table:table-cell office:value-type="string" calcext:value-type="string">
            <text:p>MDPDT</text:p>
          </table:table-cell>
          <table:table-cell table:number-columns-repeated="11"/>
        </table:table-row>
        <table:table-row table:style-name="ro1">
          <table:table-cell table:style-name="ce1" office:value-type="percentage" office:value="0" calcext:value-type="percentage">
            <text:p>0%</text:p>
          </table:table-cell>
          <table:table-cell table:style-name="ce3" office:value-type="float" office:value="38493.3872111" calcext:value-type="float">
            <text:p>38493.39</text:p>
          </table:table-cell>
          <table:table-cell office:value-type="float" office:value="38487.03" calcext:value-type="float">
            <text:p>38487.03</text:p>
          </table:table-cell>
          <table:table-cell table:style-name="ce3" office:value-type="float" office:value="37683.2671352" calcext:value-type="float">
            <text:p>37683.27</text:p>
          </table:table-cell>
          <table:table-cell office:value-type="float" office:value="37606.44" calcext:value-type="float">
            <text:p>37606.44</text:p>
          </table:table-cell>
          <table:table-cell table:style-name="ce3" office:value-type="float" office:value="38401.2087307" calcext:value-type="float">
            <text:p>38401.21</text:p>
          </table:table-cell>
          <table:table-cell office:value-type="float" office:value="39408.35" calcext:value-type="float">
            <text:p>39408.35</text:p>
          </table:table-cell>
          <table:table-cell table:number-columns-repeated="2" table:style-name="ce3" office:value-type="float" office:value="7261.08338594" calcext:value-type="float">
            <text:p>7261.08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ce1" office:value-type="percentage" office:value="0.1" calcext:value-type="percentage">
            <text:p>10%</text:p>
          </table:table-cell>
          <table:table-cell table:style-name="ce3" office:value-type="float" office:value="44859.220907" calcext:value-type="float">
            <text:p>44859.22</text:p>
          </table:table-cell>
          <table:table-cell office:value-type="float" office:value="44140.62" calcext:value-type="float">
            <text:p>44140.62</text:p>
          </table:table-cell>
          <table:table-cell table:style-name="ce3" office:value-type="float" office:value="46231.7258595" calcext:value-type="float">
            <text:p>46231.73</text:p>
          </table:table-cell>
          <table:table-cell office:value-type="float" office:value="46972.67" calcext:value-type="float">
            <text:p>46972.67</text:p>
          </table:table-cell>
          <table:table-cell table:style-name="ce3" office:value-type="float" office:value="46054.8031386" calcext:value-type="float">
            <text:p>46054.80</text:p>
          </table:table-cell>
          <table:table-cell office:value-type="float" office:value="46698.9" calcext:value-type="float">
            <text:p>46698.9</text:p>
          </table:table-cell>
          <table:table-cell table:style-name="ce3" office:value-type="float" office:value="35154.3593768" calcext:value-type="float">
            <text:p>35154.36</text:p>
          </table:table-cell>
          <table:table-cell table:style-name="ce3" office:value-type="float" office:value="35372.8420006" calcext:value-type="float">
            <text:p>35372.84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ce1" office:value-type="percentage" office:value="0.2" calcext:value-type="percentage">
            <text:p>20%</text:p>
          </table:table-cell>
          <table:table-cell table:style-name="ce3" office:value-type="float" office:value="46761.8469369" calcext:value-type="float">
            <text:p>46761.85</text:p>
          </table:table-cell>
          <table:table-cell office:value-type="float" office:value="44649.03" calcext:value-type="float">
            <text:p>44649.03</text:p>
          </table:table-cell>
          <table:table-cell table:style-name="ce3" office:value-type="float" office:value="47762.4454873" calcext:value-type="float">
            <text:p>47762.45</text:p>
          </table:table-cell>
          <table:table-cell office:value-type="float" office:value="46562.52" calcext:value-type="float">
            <text:p>46562.52</text:p>
          </table:table-cell>
          <table:table-cell table:style-name="ce3" office:value-type="float" office:value="47928.1435259" calcext:value-type="float">
            <text:p>47928.14</text:p>
          </table:table-cell>
          <table:table-cell office:value-type="float" office:value="46883.96" calcext:value-type="float">
            <text:p>46883.96</text:p>
          </table:table-cell>
          <table:table-cell table:style-name="ce3" office:value-type="float" office:value="39252.8243074" calcext:value-type="float">
            <text:p>39252.82</text:p>
          </table:table-cell>
          <table:table-cell table:style-name="ce3" office:value-type="float" office:value="35567.3585013" calcext:value-type="float">
            <text:p>35567.36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ce1" office:value-type="percentage" office:value="0.3" calcext:value-type="percentage">
            <text:p>30%</text:p>
          </table:table-cell>
          <table:table-cell table:style-name="ce3" office:value-type="float" office:value="47593.9415243" calcext:value-type="float">
            <text:p>47593.94</text:p>
          </table:table-cell>
          <table:table-cell office:value-type="float" office:value="46811.58" calcext:value-type="float">
            <text:p>46811.58</text:p>
          </table:table-cell>
          <table:table-cell table:style-name="ce3" office:value-type="float" office:value="48400.0386845" calcext:value-type="float">
            <text:p>48400.04</text:p>
          </table:table-cell>
          <table:table-cell office:value-type="float" office:value="48275.67" calcext:value-type="float">
            <text:p>48275.67</text:p>
          </table:table-cell>
          <table:table-cell table:style-name="ce3" office:value-type="float" office:value="48292.569891" calcext:value-type="float">
            <text:p>48292.57</text:p>
          </table:table-cell>
          <table:table-cell office:value-type="float" office:value="48754.94" calcext:value-type="float">
            <text:p>48754.94</text:p>
          </table:table-cell>
          <table:table-cell table:style-name="ce3" office:value-type="float" office:value="41573.210969" calcext:value-type="float">
            <text:p>41573.21</text:p>
          </table:table-cell>
          <table:table-cell table:style-name="ce3" office:value-type="float" office:value="35991.2535785" calcext:value-type="float">
            <text:p>35991.25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ce1" office:value-type="percentage" office:value="0.4" calcext:value-type="percentage">
            <text:p>40%</text:p>
          </table:table-cell>
          <table:table-cell table:style-name="ce3" office:value-type="float" office:value="48127.7810371" calcext:value-type="float">
            <text:p>48127.78</text:p>
          </table:table-cell>
          <table:table-cell office:value-type="float" office:value="47888.42" calcext:value-type="float">
            <text:p>47888.42</text:p>
          </table:table-cell>
          <table:table-cell table:style-name="ce3" office:value-type="float" office:value="48457.1357288" calcext:value-type="float">
            <text:p>48457.14</text:p>
          </table:table-cell>
          <table:table-cell office:value-type="float" office:value="48840.89" calcext:value-type="float">
            <text:p>48840.89</text:p>
          </table:table-cell>
          <table:table-cell table:style-name="ce3" office:value-type="float" office:value="48686.2268832" calcext:value-type="float">
            <text:p>48686.23</text:p>
          </table:table-cell>
          <table:table-cell office:value-type="float" office:value="48896.41" calcext:value-type="float">
            <text:p>48896.41</text:p>
          </table:table-cell>
          <table:table-cell table:style-name="ce3" office:value-type="float" office:value="42547.2349475" calcext:value-type="float">
            <text:p>42547.23</text:p>
          </table:table-cell>
          <table:table-cell table:style-name="ce3" office:value-type="float" office:value="36580.172214" calcext:value-type="float">
            <text:p>36580.17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ce1" office:value-type="percentage" office:value="0.5" calcext:value-type="percentage">
            <text:p>50%</text:p>
          </table:table-cell>
          <table:table-cell table:style-name="ce3" office:value-type="float" office:value="47794.8336024" calcext:value-type="float">
            <text:p>47794.83</text:p>
          </table:table-cell>
          <table:table-cell office:value-type="float" office:value="48179.73" calcext:value-type="float">
            <text:p>48179.73</text:p>
          </table:table-cell>
          <table:table-cell table:style-name="ce3" office:value-type="float" office:value="48618.2180689" calcext:value-type="float">
            <text:p>48618.22</text:p>
          </table:table-cell>
          <table:table-cell office:value-type="float" office:value="48944.24" calcext:value-type="float">
            <text:p>48944.24</text:p>
          </table:table-cell>
          <table:table-cell table:style-name="ce3" office:value-type="float" office:value="48703.4903204" calcext:value-type="float">
            <text:p>48703.49</text:p>
          </table:table-cell>
          <table:table-cell office:value-type="float" office:value="49235.6" calcext:value-type="float">
            <text:p>49235.6</text:p>
          </table:table-cell>
          <table:table-cell table:style-name="ce3" office:value-type="float" office:value="44382.0826497" calcext:value-type="float">
            <text:p>44382.08</text:p>
          </table:table-cell>
          <table:table-cell table:style-name="ce3" office:value-type="float" office:value="36975.6261958" calcext:value-type="float">
            <text:p>36975.63</text:p>
          </table:table-cell>
          <table:table-cell table:style-name="ce3"/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style-name="ce1" office:value-type="percentage" office:value="0.6" calcext:value-type="percentage">
            <text:p>60%</text:p>
          </table:table-cell>
          <table:table-cell table:style-name="ce3" office:value-type="float" office:value="47512.7410413" calcext:value-type="float">
            <text:p>47512.74</text:p>
          </table:table-cell>
          <table:table-cell office:value-type="float" office:value="48325.58" calcext:value-type="float">
            <text:p>48325.58</text:p>
          </table:table-cell>
          <table:table-cell table:style-name="ce3" office:value-type="float" office:value="48101.853507" calcext:value-type="float">
            <text:p>48101.85</text:p>
          </table:table-cell>
          <table:table-cell office:value-type="float" office:value="48864.23" calcext:value-type="float">
            <text:p>48864.23</text:p>
          </table:table-cell>
          <table:table-cell table:style-name="ce3" office:value-type="float" office:value="48156.7861405" calcext:value-type="float">
            <text:p>48156.79</text:p>
          </table:table-cell>
          <table:table-cell office:value-type="float" office:value="48997.41" calcext:value-type="float">
            <text:p>48997.41</text:p>
          </table:table-cell>
          <table:table-cell table:style-name="ce3" office:value-type="float" office:value="44872.7751356" calcext:value-type="float">
            <text:p>44872.78</text:p>
          </table:table-cell>
          <table:table-cell table:style-name="ce3" office:value-type="float" office:value="35171.959141" calcext:value-type="float">
            <text:p>35171.96</text:p>
          </table:table-cell>
          <table:table-cell table:style-name="ce3"/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style-name="ce1" office:value-type="percentage" office:value="0.7" calcext:value-type="percentage">
            <text:p>70%</text:p>
          </table:table-cell>
          <table:table-cell table:style-name="ce3" office:value-type="float" office:value="47104.431491" calcext:value-type="float">
            <text:p>47104.43</text:p>
          </table:table-cell>
          <table:table-cell office:value-type="float" office:value="48418.89" calcext:value-type="float">
            <text:p>48418.89</text:p>
          </table:table-cell>
          <table:table-cell table:style-name="ce3" office:value-type="float" office:value="48163.3455499" calcext:value-type="float">
            <text:p>48163.35</text:p>
          </table:table-cell>
          <table:table-cell office:value-type="float" office:value="48835.18" calcext:value-type="float">
            <text:p>48835.18</text:p>
          </table:table-cell>
          <table:table-cell table:style-name="ce3" office:value-type="float" office:value="48183.6681788" calcext:value-type="float">
            <text:p>48183.67</text:p>
          </table:table-cell>
          <table:table-cell office:value-type="float" office:value="48921.85" calcext:value-type="float">
            <text:p>48921.85</text:p>
          </table:table-cell>
          <table:table-cell table:style-name="ce3" office:value-type="float" office:value="45422.7215843" calcext:value-type="float">
            <text:p>45422.72</text:p>
          </table:table-cell>
          <table:table-cell table:style-name="ce3" office:value-type="float" office:value="33439.2090412" calcext:value-type="float">
            <text:p>33439.21</text:p>
          </table:table-cell>
          <table:table-cell table:style-name="ce3"/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style-name="ce1" office:value-type="percentage" office:value="0.8" calcext:value-type="percentage">
            <text:p>80%</text:p>
          </table:table-cell>
          <table:table-cell table:style-name="ce3" office:value-type="float" office:value="46437.460746" calcext:value-type="float">
            <text:p>46437.46</text:p>
          </table:table-cell>
          <table:table-cell office:value-type="float" office:value="47371.08" calcext:value-type="float">
            <text:p>47371.08</text:p>
          </table:table-cell>
          <table:table-cell table:style-name="ce3" office:value-type="float" office:value="47351.8339656" calcext:value-type="float">
            <text:p>47351.83</text:p>
          </table:table-cell>
          <table:table-cell office:value-type="float" office:value="48319.13" calcext:value-type="float">
            <text:p>48319.13</text:p>
          </table:table-cell>
          <table:table-cell table:style-name="ce3" office:value-type="float" office:value="47211.8729771" calcext:value-type="float">
            <text:p>47211.87</text:p>
          </table:table-cell>
          <table:table-cell office:value-type="float" office:value="48535.55" calcext:value-type="float">
            <text:p>48535.55</text:p>
          </table:table-cell>
          <table:table-cell table:style-name="ce3" office:value-type="float" office:value="45384.8103952" calcext:value-type="float">
            <text:p>45384.81</text:p>
          </table:table-cell>
          <table:table-cell table:style-name="ce3" office:value-type="float" office:value="30969.4438199" calcext:value-type="float">
            <text:p>30969.44</text:p>
          </table:table-cell>
          <table:table-cell table:style-name="ce3"/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style-name="ce1" office:value-type="percentage" office:value="0.9" calcext:value-type="percentage">
            <text:p>90%</text:p>
          </table:table-cell>
          <table:table-cell table:style-name="ce3" office:value-type="float" office:value="45308.9664873" calcext:value-type="float">
            <text:p>45308.97</text:p>
          </table:table-cell>
          <table:table-cell office:value-type="float" office:value="47312.48" calcext:value-type="float">
            <text:p>47312.48</text:p>
          </table:table-cell>
          <table:table-cell table:style-name="ce3" office:value-type="float" office:value="46926.5309983" calcext:value-type="float">
            <text:p>46926.53</text:p>
          </table:table-cell>
          <table:table-cell office:value-type="float" office:value="48073.12" calcext:value-type="float">
            <text:p>48073.12</text:p>
          </table:table-cell>
          <table:table-cell table:style-name="ce3" office:value-type="float" office:value="46950.7523577" calcext:value-type="float">
            <text:p>46950.75</text:p>
          </table:table-cell>
          <table:table-cell office:value-type="float" office:value="48186.51" calcext:value-type="float">
            <text:p>48186.51</text:p>
          </table:table-cell>
          <table:table-cell table:style-name="ce3" office:value-type="float" office:value="45199.8738412" calcext:value-type="float">
            <text:p>45199.87</text:p>
          </table:table-cell>
          <table:table-cell table:style-name="ce3" office:value-type="float" office:value="29476.4210251" calcext:value-type="float">
            <text:p>29476.42</text:p>
          </table:table-cell>
          <table:table-cell table:style-name="ce3"/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style-name="ce1" office:value-type="percentage" office:value="1" calcext:value-type="percentage">
            <text:p>100%</text:p>
          </table:table-cell>
          <table:table-cell table:style-name="ce3" office:value-type="float" office:value="44244.2400017" calcext:value-type="float">
            <text:p>44244.24</text:p>
          </table:table-cell>
          <table:table-cell office:value-type="float" office:value="45098" calcext:value-type="float">
            <text:p>45098</text:p>
          </table:table-cell>
          <table:table-cell table:style-name="ce3" office:value-type="float" office:value="46175.1730109" calcext:value-type="float">
            <text:p>46175.17</text:p>
          </table:table-cell>
          <table:table-cell office:value-type="float" office:value="47427.75" calcext:value-type="float">
            <text:p>47427.75</text:p>
          </table:table-cell>
          <table:table-cell table:style-name="ce3" office:value-type="float" office:value="46266.8637559" calcext:value-type="float">
            <text:p>46266.86</text:p>
          </table:table-cell>
          <table:table-cell office:value-type="float" office:value="47663.44" calcext:value-type="float">
            <text:p>47663.44</text:p>
          </table:table-cell>
          <table:table-cell table:style-name="ce3" office:value-type="float" office:value="44161.5872924" calcext:value-type="float">
            <text:p>44161.59</text:p>
          </table:table-cell>
          <table:table-cell table:style-name="ce3" office:value-type="float" office:value="27497.0964502" calcext:value-type="float">
            <text:p>27497.10</text:p>
          </table:table-cell>
          <table:table-cell table:style-name="ce3"/>
          <table:table-cell table:number-columns-repeated="2"/>
          <table:table-cell table:style-name="ce4"/>
          <table:table-cell table:number-columns-repeated="9"/>
        </table:table-row>
        <table:table-row table:style-name="ro1" table:number-rows-repeated="5">
          <table:table-cell table:number-columns-repeated="12"/>
          <table:table-cell table:style-name="ce4"/>
          <table:table-cell table:number-columns-repeated="9"/>
        </table:table-row>
        <table:table-row table:style-name="ro1" table:number-rows-repeated="85">
          <table:table-cell table:number-columns-repeated="22"/>
        </table:table-row>
        <table:table-row table:style-name="ro1">
          <table:table-cell table:style-name="ce2" table:number-columns-repeated="22"/>
        </table:table-row>
        <table:table-row table:style-name="ro1" table:number-rows-repeated="2">
          <table:table-cell table:style-name="ce2" table:number-columns-repeated="14"/>
          <table:table-cell/>
          <table:table-cell table:style-name="ce2" table:number-columns-repeated="7"/>
        </table:table-row>
        <table:table-row table:style-name="ro1">
          <table:table-cell table:style-name="ce2" table:number-columns-repeated="14"/>
          <table:table-cell/>
          <table:table-cell table:style-name="ce2" table:number-columns-repeated="7"/>
        </table:table-row>
      </table:table>
      <table:table table:name="Splits" table:style-name="ta1">
        <table:shapes>
          <draw:frame draw:z-index="0" draw:style-name="gr1" draw:text-style-name="P1" svg:width="8.0217in" svg:height="5.1988in" svg:x="1.6374in" svg:y="3.0331in">
            <draw:object draw:notify-on-update-of-ranges="Rewards.A2:Rewards.A12 Splits.B2:Splits.B2 Splits.B4:Splits.B14 Splits.E2:Splits.E2 Splits.E4:Splits.E14 Splits.H2:Splits.H2 Splits.H4:Splits.H14 Splits.K2:Splits.K2 Splits.K4:Splits.K14 Splits.N2:Splits.N2 Splits.N4:Splits.N14 Splits.Q2:Splits.Q2 Splits.Q4:Splits.Q14 Splits.T2:Splits.T2 Splits.T4:Splits.T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0217in" svg:height="5.1988in" svg:x="10.2445in" svg:y="3.2846in">
            <draw:object draw:notify-on-update-of-ranges="Rewards.A2:Rewards.A12 Splits.B2:Splits.B2 Splits.C4:Splits.C14 Splits.E2:Splits.E2 Splits.F4:Splits.F14 Splits.H2:Splits.H2 Splits.I4:Splits.I14 Splits.K2:Splits.K2 Splits.L4:Splits.L14 Splits.N2:Splits.N2 Splits.O4:Splits.O14 Splits.Q2:Splits.Q2 Splits.R4:Splits.R14 Splits.T2:Splits.T2 Splits.U4:Splits.U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.0217in" svg:height="5.1988in" svg:x="1.4535in" svg:y="8.6484in">
            <draw:object draw:notify-on-update-of-ranges="Rewards.A2:Rewards.A12 Splits.B2:Splits.B2 Splits.D4:Splits.D14 Splits.E2:Splits.E2 Splits.G4:Splits.G14 Splits.H2:Splits.H2 Splits.J4:Splits.J14 Splits.K2:Splits.K2 Splits.M4:Splits.M14 Splits.N2:Splits.N2 Splits.P4:Splits.P14 Splits.Q2:Splits.Q2 Splits.S4:Splits.S14 Splits.T2:Splits.T2 Splits.V4:Splits.V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/>
          <table:table-cell table:style-name="Default"/>
          <table:table-cell office:value-type="string" calcext:value-type="string">
            <text:p>Mid-noT</text:p>
          </table:table-cell>
          <table:table-cell/>
          <table:table-cell table:style-name="Default"/>
          <table:table-cell office:value-type="string" calcext:value-type="string">
            <text:p>Any</text:p>
          </table:table-cell>
          <table:table-cell/>
          <table:table-cell table:style-name="Default"/>
          <table:table-cell office:value-type="string" calcext:value-type="string">
            <text:p>Any-noT</text:p>
          </table:table-cell>
          <table:table-cell/>
          <table:table-cell table:style-name="Default"/>
          <table:table-cell office:value-type="string" calcext:value-type="string">
            <text:p>Max</text:p>
          </table:table-cell>
          <table:table-cell/>
          <table:table-cell table:style-name="Default"/>
          <table:table-cell office:value-type="string" calcext:value-type="string">
            <text:p>Max-noT</text:p>
          </table:table-cell>
          <table:table-cell/>
          <table:table-cell table:style-name="Default"/>
          <table:table-cell office:value-type="string" calcext:value-type="string">
            <text:p>QDT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.9" calcext:value-type="float">
            <text:p>484.9</text:p>
          </table:table-cell>
          <table:table-cell office:value-type="float" office:value="461.76" calcext:value-type="float">
            <text:p>461.76</text:p>
          </table:table-cell>
          <table:table-cell table:formula="of:=[.C4]/[.B4]" office:value-type="percentage" office:value="0.952278820375335" calcext:value-type="percentage">
            <text:p>95.23%</text:p>
          </table:table-cell>
          <table:table-cell office:value-type="float" office:value="513.75" calcext:value-type="float">
            <text:p>513.75</text:p>
          </table:table-cell>
          <table:table-cell office:value-type="float" office:value="495.21" calcext:value-type="float">
            <text:p>495.21</text:p>
          </table:table-cell>
          <table:table-cell table:formula="of:=[.F4]/[.E4]" office:value-type="percentage" office:value="0.963912408759124" calcext:value-type="percentage">
            <text:p>96.39%</text:p>
          </table:table-cell>
          <table:table-cell office:value-type="float" office:value="464.65" calcext:value-type="float">
            <text:p>464.65</text:p>
          </table:table-cell>
          <table:table-cell office:value-type="float" office:value="435.04" calcext:value-type="float">
            <text:p>435.04</text:p>
          </table:table-cell>
          <table:table-cell table:formula="of:=[.I4]/[.H4]" office:value-type="percentage" office:value="0.93627461530184" calcext:value-type="percentage">
            <text:p>93.63%</text:p>
          </table:table-cell>
          <table:table-cell office:value-type="float" office:value="553.01" calcext:value-type="float">
            <text:p>553.01</text:p>
          </table:table-cell>
          <table:table-cell office:value-type="float" office:value="530.35" calcext:value-type="float">
            <text:p>530.35</text:p>
          </table:table-cell>
          <table:table-cell table:formula="of:=[.L4]/[.K4]" office:value-type="percentage" office:value="0.959024249109419" calcext:value-type="percentage">
            <text:p>95.90%</text:p>
          </table:table-cell>
          <table:table-cell office:value-type="float" office:value="449.52" calcext:value-type="float">
            <text:p>449.52</text:p>
          </table:table-cell>
          <table:table-cell office:value-type="float" office:value="421.14" calcext:value-type="float">
            <text:p>421.14</text:p>
          </table:table-cell>
          <table:table-cell table:formula="of:=[.O4]/[.N4]" office:value-type="percentage" office:value="0.936865990389749" calcext:value-type="percentage">
            <text:p>93.69%</text:p>
          </table:table-cell>
          <table:table-cell office:value-type="float" office:value="533.31" calcext:value-type="float">
            <text:p>533.31</text:p>
          </table:table-cell>
          <table:table-cell office:value-type="float" office:value="507.78" calcext:value-type="float">
            <text:p>507.78</text:p>
          </table:table-cell>
          <table:table-cell table:formula="of:=[.R4]/[.Q4]" office:value-type="percentage" office:value="0.95212915565056" calcext:value-type="percentage">
            <text:p>95.21%</text:p>
          </table:table-cell>
          <table:table-cell office:value-type="float" office:value="186.91" calcext:value-type="float">
            <text:p>186.91</text:p>
          </table:table-cell>
          <table:table-cell office:value-type="float" office:value="148.78" calcext:value-type="float">
            <text:p>148.78</text:p>
          </table:table-cell>
          <table:table-cell table:formula="of:=[.U4]/[.T4]" office:value-type="percentage" office:value="0.795998073939329" calcext:value-type="percentage">
            <text:p>79.60%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80.37" calcext:value-type="float">
            <text:p>380.37</text:p>
          </table:table-cell>
          <table:table-cell office:value-type="float" office:value="357.6" calcext:value-type="float">
            <text:p>357.6</text:p>
          </table:table-cell>
          <table:table-cell table:formula="of:=[.C5]/[.B5]" office:value-type="percentage" office:value="0.940137234797697" calcext:value-type="percentage">
            <text:p>94.01%</text:p>
          </table:table-cell>
          <table:table-cell office:value-type="float" office:value="404.79" calcext:value-type="float">
            <text:p>404.79</text:p>
          </table:table-cell>
          <table:table-cell office:value-type="float" office:value="385.97" calcext:value-type="float">
            <text:p>385.97</text:p>
          </table:table-cell>
          <table:table-cell table:formula="of:=[.F5]/[.E5]" office:value-type="percentage" office:value="0.953506756589837" calcext:value-type="percentage">
            <text:p>95.35%</text:p>
          </table:table-cell>
          <table:table-cell office:value-type="float" office:value="391.38" calcext:value-type="float">
            <text:p>391.38</text:p>
          </table:table-cell>
          <table:table-cell office:value-type="float" office:value="366.34" calcext:value-type="float">
            <text:p>366.34</text:p>
          </table:table-cell>
          <table:table-cell table:formula="of:=[.I5]/[.H5]" office:value-type="percentage" office:value="0.936021258112321" calcext:value-type="percentage">
            <text:p>93.60%</text:p>
          </table:table-cell>
          <table:table-cell office:value-type="float" office:value="428.62" calcext:value-type="float">
            <text:p>428.62</text:p>
          </table:table-cell>
          <table:table-cell office:value-type="float" office:value="402.96" calcext:value-type="float">
            <text:p>402.96</text:p>
          </table:table-cell>
          <table:table-cell table:formula="of:=[.L5]/[.K5]" office:value-type="percentage" office:value="0.940133451542159" calcext:value-type="percentage">
            <text:p>94.01%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4.86" calcext:value-type="float">
            <text:p>364.86</text:p>
          </table:table-cell>
          <table:table-cell table:formula="of:=[.O5]/[.N5]" office:value-type="percentage" office:value="0.935082908326713" calcext:value-type="percentage">
            <text:p>93.51%</text:p>
          </table:table-cell>
          <table:table-cell office:value-type="float" office:value="422.15" calcext:value-type="float">
            <text:p>422.15</text:p>
          </table:table-cell>
          <table:table-cell office:value-type="float" office:value="398.01" calcext:value-type="float">
            <text:p>398.01</text:p>
          </table:table-cell>
          <table:table-cell table:formula="of:=[.R5]/[.Q5]" office:value-type="percentage" office:value="0.942816534407201" calcext:value-type="percentage">
            <text:p>94.28%</text:p>
          </table:table-cell>
          <table:table-cell office:value-type="float" office:value="162.49" calcext:value-type="float">
            <text:p>162.49</text:p>
          </table:table-cell>
          <table:table-cell office:value-type="float" office:value="130.04" calcext:value-type="float">
            <text:p>130.04</text:p>
          </table:table-cell>
          <table:table-cell table:formula="of:=[.U5]/[.T5]" office:value-type="percentage" office:value="0.800295402794018" calcext:value-type="percentage">
            <text:p>80.03%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4.23" calcext:value-type="float">
            <text:p>344.23</text:p>
          </table:table-cell>
          <table:table-cell office:value-type="float" office:value="323.14" calcext:value-type="float">
            <text:p>323.14</text:p>
          </table:table-cell>
          <table:table-cell table:formula="of:=[.C6]/[.B6]" office:value-type="percentage" office:value="0.938732823983964" calcext:value-type="percentage">
            <text:p>93.87%</text:p>
          </table:table-cell>
          <table:table-cell office:value-type="float" office:value="359.55" calcext:value-type="float">
            <text:p>359.55</text:p>
          </table:table-cell>
          <table:table-cell office:value-type="float" office:value="341.16" calcext:value-type="float">
            <text:p>341.16</text:p>
          </table:table-cell>
          <table:table-cell table:formula="of:=[.F6]/[.E6]" office:value-type="percentage" office:value="0.948852732582395" calcext:value-type="percentage">
            <text:p>94.89%</text:p>
          </table:table-cell>
          <table:table-cell office:value-type="float" office:value="364.2" calcext:value-type="float">
            <text:p>364.2</text:p>
          </table:table-cell>
          <table:table-cell office:value-type="float" office:value="340.72" calcext:value-type="float">
            <text:p>340.72</text:p>
          </table:table-cell>
          <table:table-cell table:formula="of:=[.I6]/[.H6]" office:value-type="percentage" office:value="0.935529928610653" calcext:value-type="percentage">
            <text:p>93.55%</text:p>
          </table:table-cell>
          <table:table-cell office:value-type="float" office:value="389.88" calcext:value-type="float">
            <text:p>389.88</text:p>
          </table:table-cell>
          <table:table-cell office:value-type="float" office:value="365.53" calcext:value-type="float">
            <text:p>365.53</text:p>
          </table:table-cell>
          <table:table-cell table:formula="of:=[.L6]/[.K6]" office:value-type="percentage" office:value="0.937544885605827" calcext:value-type="percentage">
            <text:p>93.75%</text:p>
          </table:table-cell>
          <table:table-cell office:value-type="float" office:value="360.18" calcext:value-type="float">
            <text:p>360.18</text:p>
          </table:table-cell>
          <table:table-cell office:value-type="float" office:value="336.93" calcext:value-type="float">
            <text:p>336.93</text:p>
          </table:table-cell>
          <table:table-cell table:formula="of:=[.O6]/[.N6]" office:value-type="percentage" office:value="0.935448942195569" calcext:value-type="percentage">
            <text:p>93.54%</text:p>
          </table:table-cell>
          <table:table-cell office:value-type="float" office:value="384.46" calcext:value-type="float">
            <text:p>384.46</text:p>
          </table:table-cell>
          <table:table-cell office:value-type="float" office:value="359.82" calcext:value-type="float">
            <text:p>359.82</text:p>
          </table:table-cell>
          <table:table-cell table:formula="of:=[.R6]/[.Q6]" office:value-type="percentage" office:value="0.935910107683504" calcext:value-type="percentage">
            <text:p>93.59%</text:p>
          </table:table-cell>
          <table:table-cell office:value-type="float" office:value="114.25" calcext:value-type="float">
            <text:p>114.25</text:p>
          </table:table-cell>
          <table:table-cell office:value-type="float" office:value="94.54" calcext:value-type="float">
            <text:p>94.54</text:p>
          </table:table-cell>
          <table:table-cell table:formula="of:=[.U6]/[.T6]" office:value-type="percentage" office:value="0.827483588621444" calcext:value-type="percentage">
            <text:p>82.75%</text:p>
          </table:table-cell>
          <table:table-cell table:style-name="ce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28.69" calcext:value-type="float">
            <text:p>328.69</text:p>
          </table:table-cell>
          <table:table-cell office:value-type="float" office:value="307.55" calcext:value-type="float">
            <text:p>307.55</text:p>
          </table:table-cell>
          <table:table-cell table:formula="of:=[.C7]/[.B7]" office:value-type="percentage" office:value="0.935684079223585" calcext:value-type="percentage">
            <text:p>93.57%</text:p>
          </table:table-cell>
          <table:table-cell office:value-type="float" office:value="334.08" calcext:value-type="float">
            <text:p>334.08</text:p>
          </table:table-cell>
          <table:table-cell office:value-type="float" office:value="316.03" calcext:value-type="float">
            <text:p>316.03</text:p>
          </table:table-cell>
          <table:table-cell table:formula="of:=[.F7]/[.E7]" office:value-type="percentage" office:value="0.945971024904214" calcext:value-type="percentage">
            <text:p>94.60%</text:p>
          </table:table-cell>
          <table:table-cell office:value-type="float" office:value="348.56" calcext:value-type="float">
            <text:p>348.56</text:p>
          </table:table-cell>
          <table:table-cell office:value-type="float" office:value="326.25" calcext:value-type="float">
            <text:p>326.25</text:p>
          </table:table-cell>
          <table:table-cell table:formula="of:=[.I7]/[.H7]" office:value-type="percentage" office:value="0.935993803075511" calcext:value-type="percentage">
            <text:p>93.60%</text:p>
          </table:table-cell>
          <table:table-cell office:value-type="float" office:value="367.72" calcext:value-type="float">
            <text:p>367.72</text:p>
          </table:table-cell>
          <table:table-cell office:value-type="float" office:value="343.26" calcext:value-type="float">
            <text:p>343.26</text:p>
          </table:table-cell>
          <table:table-cell table:formula="of:=[.L7]/[.K7]" office:value-type="percentage" office:value="0.933481997171761" calcext:value-type="percentage">
            <text:p>93.35%</text:p>
          </table:table-cell>
          <table:table-cell office:value-type="float" office:value="347.39" calcext:value-type="float">
            <text:p>347.39</text:p>
          </table:table-cell>
          <table:table-cell office:value-type="float" office:value="324.97" calcext:value-type="float">
            <text:p>324.97</text:p>
          </table:table-cell>
          <table:table-cell table:formula="of:=[.O7]/[.N7]" office:value-type="percentage" office:value="0.935461584962146" calcext:value-type="percentage">
            <text:p>93.55%</text:p>
          </table:table-cell>
          <table:table-cell office:value-type="float" office:value="364.2" calcext:value-type="float">
            <text:p>364.2</text:p>
          </table:table-cell>
          <table:table-cell office:value-type="float" office:value="340.11" calcext:value-type="float">
            <text:p>340.11</text:p>
          </table:table-cell>
          <table:table-cell table:formula="of:=[.R7]/[.Q7]" office:value-type="percentage" office:value="0.933855024711697" calcext:value-type="percentage">
            <text:p>93.39%</text:p>
          </table:table-cell>
          <table:table-cell office:value-type="float" office:value="153.09" calcext:value-type="float">
            <text:p>153.09</text:p>
          </table:table-cell>
          <table:table-cell office:value-type="float" office:value="124.57" calcext:value-type="float">
            <text:p>124.57</text:p>
          </table:table-cell>
          <table:table-cell table:formula="of:=[.U7]/[.T7]" office:value-type="percentage" office:value="0.813704356914233" calcext:value-type="percentage">
            <text:p>81.37%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6.89" calcext:value-type="float">
            <text:p>316.89</text:p>
          </table:table-cell>
          <table:table-cell office:value-type="float" office:value="297.18" calcext:value-type="float">
            <text:p>297.18</text:p>
          </table:table-cell>
          <table:table-cell table:formula="of:=[.C8]/[.B8]" office:value-type="percentage" office:value="0.937801760863391" calcext:value-type="percentage">
            <text:p>93.78%</text:p>
          </table:table-cell>
          <table:table-cell office:value-type="float" office:value="321.33" calcext:value-type="float">
            <text:p>321.33</text:p>
          </table:table-cell>
          <table:table-cell office:value-type="float" office:value="303.4" calcext:value-type="float">
            <text:p>303.4</text:p>
          </table:table-cell>
          <table:table-cell table:formula="of:=[.F8]/[.E8]" office:value-type="percentage" office:value="0.944200665982012" calcext:value-type="percentage">
            <text:p>94.42%</text:p>
          </table:table-cell>
          <table:table-cell office:value-type="float" office:value="338.07" calcext:value-type="float">
            <text:p>338.07</text:p>
          </table:table-cell>
          <table:table-cell office:value-type="float" office:value="316.14" calcext:value-type="float">
            <text:p>316.14</text:p>
          </table:table-cell>
          <table:table-cell table:formula="of:=[.I8]/[.H8]" office:value-type="percentage" office:value="0.935131777442541" calcext:value-type="percentage">
            <text:p>93.51%</text:p>
          </table:table-cell>
          <table:table-cell office:value-type="float" office:value="356.26" calcext:value-type="float">
            <text:p>356.26</text:p>
          </table:table-cell>
          <table:table-cell office:value-type="float" office:value="332.35" calcext:value-type="float">
            <text:p>332.35</text:p>
          </table:table-cell>
          <table:table-cell table:formula="of:=[.L8]/[.K8]" office:value-type="percentage" office:value="0.93288609442542" calcext:value-type="percentage">
            <text:p>93.29%</text:p>
          </table:table-cell>
          <table:table-cell office:value-type="float" office:value="338.25" calcext:value-type="float">
            <text:p>338.25</text:p>
          </table:table-cell>
          <table:table-cell office:value-type="float" office:value="315.92" calcext:value-type="float">
            <text:p>315.92</text:p>
          </table:table-cell>
          <table:table-cell table:formula="of:=[.O8]/[.N8]" office:value-type="percentage" office:value="0.933983739837398" calcext:value-type="percentage">
            <text:p>93.40%</text:p>
          </table:table-cell>
          <table:table-cell office:value-type="float" office:value="355.52" calcext:value-type="float">
            <text:p>355.52</text:p>
          </table:table-cell>
          <table:table-cell office:value-type="float" office:value="331.79" calcext:value-type="float">
            <text:p>331.79</text:p>
          </table:table-cell>
          <table:table-cell table:formula="of:=[.R8]/[.Q8]" office:value-type="percentage" office:value="0.933252700270027" calcext:value-type="percentage">
            <text:p>93.33%</text:p>
          </table:table-cell>
          <table:table-cell office:value-type="float" office:value="147.04" calcext:value-type="float">
            <text:p>147.04</text:p>
          </table:table-cell>
          <table:table-cell office:value-type="float" office:value="120.2" calcext:value-type="float">
            <text:p>120.2</text:p>
          </table:table-cell>
          <table:table-cell table:formula="of:=[.U8]/[.T8]" office:value-type="percentage" office:value="0.817464635473341" calcext:value-type="percentage">
            <text:p>81.75%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5.43" calcext:value-type="float">
            <text:p>305.43</text:p>
          </table:table-cell>
          <table:table-cell office:value-type="float" office:value="286.17" calcext:value-type="float">
            <text:p>286.17</text:p>
          </table:table-cell>
          <table:table-cell table:formula="of:=[.C9]/[.B9]" office:value-type="percentage" office:value="0.936941361359395" calcext:value-type="percentage">
            <text:p>93.69%</text:p>
          </table:table-cell>
          <table:table-cell office:value-type="float" office:value="315.22" calcext:value-type="float">
            <text:p>315.22</text:p>
          </table:table-cell>
          <table:table-cell office:value-type="float" office:value="298.68" calcext:value-type="float">
            <text:p>298.68</text:p>
          </table:table-cell>
          <table:table-cell table:formula="of:=[.F9]/[.E9]" office:value-type="percentage" office:value="0.947528710107227" calcext:value-type="percentage">
            <text:p>94.75%</text:p>
          </table:table-cell>
          <table:table-cell office:value-type="float" office:value="331.77" calcext:value-type="float">
            <text:p>331.77</text:p>
          </table:table-cell>
          <table:table-cell office:value-type="float" office:value="310.53" calcext:value-type="float">
            <text:p>310.53</text:p>
          </table:table-cell>
          <table:table-cell table:formula="of:=[.I9]/[.H9]" office:value-type="percentage" office:value="0.935979745004069" calcext:value-type="percentage">
            <text:p>93.60%</text:p>
          </table:table-cell>
          <table:table-cell office:value-type="float" office:value="348.7" calcext:value-type="float">
            <text:p>348.7</text:p>
          </table:table-cell>
          <table:table-cell office:value-type="float" office:value="325.13" calcext:value-type="float">
            <text:p>325.13</text:p>
          </table:table-cell>
          <table:table-cell table:formula="of:=[.L9]/[.K9]" office:value-type="percentage" office:value="0.932406079724692" calcext:value-type="percentage">
            <text:p>93.24%</text:p>
          </table:table-cell>
          <table:table-cell office:value-type="float" office:value="330.88" calcext:value-type="float">
            <text:p>330.88</text:p>
          </table:table-cell>
          <table:table-cell office:value-type="float" office:value="309.87" calcext:value-type="float">
            <text:p>309.87</text:p>
          </table:table-cell>
          <table:table-cell table:formula="of:=[.O9]/[.N9]" office:value-type="percentage" office:value="0.936502659574468" calcext:value-type="percentage">
            <text:p>93.65%</text:p>
          </table:table-cell>
          <table:table-cell office:value-type="float" office:value="347.02" calcext:value-type="float">
            <text:p>347.02</text:p>
          </table:table-cell>
          <table:table-cell office:value-type="float" office:value="323.43" calcext:value-type="float">
            <text:p>323.43</text:p>
          </table:table-cell>
          <table:table-cell table:formula="of:=[.R9]/[.Q9]" office:value-type="percentage" office:value="0.93202120915221" calcext:value-type="percentage">
            <text:p>93.20%</text:p>
          </table:table-cell>
          <table:table-cell office:value-type="float" office:value="140.02" calcext:value-type="float">
            <text:p>140.02</text:p>
          </table:table-cell>
          <table:table-cell office:value-type="float" office:value="115.62" calcext:value-type="float">
            <text:p>115.62</text:p>
          </table:table-cell>
          <table:table-cell table:formula="of:=[.U9]/[.T9]" office:value-type="percentage" office:value="0.825739180117126" calcext:value-type="percentage">
            <text:p>82.57%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3.38" calcext:value-type="float">
            <text:p>303.38</text:p>
          </table:table-cell>
          <table:table-cell office:value-type="float" office:value="285.55" calcext:value-type="float">
            <text:p>285.55</text:p>
          </table:table-cell>
          <table:table-cell table:formula="of:=[.C10]/[.B10]" office:value-type="percentage" office:value="0.941228821939482" calcext:value-type="percentage">
            <text:p>94.12%</text:p>
          </table:table-cell>
          <table:table-cell office:value-type="float" office:value="310.3" calcext:value-type="float">
            <text:p>310.3</text:p>
          </table:table-cell>
          <table:table-cell office:value-type="float" office:value="293.94" calcext:value-type="float">
            <text:p>293.94</text:p>
          </table:table-cell>
          <table:table-cell table:formula="of:=[.F10]/[.E10]" office:value-type="percentage" office:value="0.947276828875282" calcext:value-type="percentage">
            <text:p>94.73%</text:p>
          </table:table-cell>
          <table:table-cell office:value-type="float" office:value="325.22" calcext:value-type="float">
            <text:p>325.22</text:p>
          </table:table-cell>
          <table:table-cell office:value-type="float" office:value="305.19" calcext:value-type="float">
            <text:p>305.19</text:p>
          </table:table-cell>
          <table:table-cell table:formula="of:=[.I10]/[.H10]" office:value-type="percentage" office:value="0.938410921837525" calcext:value-type="percentage">
            <text:p>93.84%</text:p>
          </table:table-cell>
          <table:table-cell office:value-type="float" office:value="344.25" calcext:value-type="float">
            <text:p>344.25</text:p>
          </table:table-cell>
          <table:table-cell office:value-type="float" office:value="321.23" calcext:value-type="float">
            <text:p>321.23</text:p>
          </table:table-cell>
          <table:table-cell table:formula="of:=[.L10]/[.K10]" office:value-type="percentage" office:value="0.933129992737836" calcext:value-type="percentage">
            <text:p>93.31%</text:p>
          </table:table-cell>
          <table:table-cell office:value-type="float" office:value="324.07" calcext:value-type="float">
            <text:p>324.07</text:p>
          </table:table-cell>
          <table:table-cell office:value-type="float" office:value="303.21" calcext:value-type="float">
            <text:p>303.21</text:p>
          </table:table-cell>
          <table:table-cell table:formula="of:=[.O10]/[.N10]" office:value-type="percentage" office:value="0.935631190792113" calcext:value-type="percentage">
            <text:p>93.56%</text:p>
          </table:table-cell>
          <table:table-cell office:value-type="float" office:value="343.35" calcext:value-type="float">
            <text:p>343.35</text:p>
          </table:table-cell>
          <table:table-cell office:value-type="float" office:value="321.18" calcext:value-type="float">
            <text:p>321.18</text:p>
          </table:table-cell>
          <table:table-cell table:formula="of:=[.R10]/[.Q10]" office:value-type="percentage" office:value="0.935430318916557" calcext:value-type="percentage">
            <text:p>93.54%</text:p>
          </table:table-cell>
          <table:table-cell office:value-type="float" office:value="134.53" calcext:value-type="float">
            <text:p>134.53</text:p>
          </table:table-cell>
          <table:table-cell office:value-type="float" office:value="111.51" calcext:value-type="float">
            <text:p>111.51</text:p>
          </table:table-cell>
          <table:table-cell table:formula="of:=[.U10]/[.T10]" office:value-type="percentage" office:value="0.828885750390248" calcext:value-type="percentage">
            <text:p>82.89%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0.13" calcext:value-type="float">
            <text:p>300.13</text:p>
          </table:table-cell>
          <table:table-cell office:value-type="float" office:value="283.07" calcext:value-type="float">
            <text:p>283.07</text:p>
          </table:table-cell>
          <table:table-cell table:formula="of:=[.C11]/[.B11]" office:value-type="percentage" office:value="0.943157964881885" calcext:value-type="percentage">
            <text:p>94.32%</text:p>
          </table:table-cell>
          <table:table-cell office:value-type="float" office:value="303.64" calcext:value-type="float">
            <text:p>303.64</text:p>
          </table:table-cell>
          <table:table-cell office:value-type="float" office:value="288.16" calcext:value-type="float">
            <text:p>288.16</text:p>
          </table:table-cell>
          <table:table-cell table:formula="of:=[.F11]/[.E11]" office:value-type="percentage" office:value="0.949018574627849" calcext:value-type="percentage">
            <text:p>94.90%</text:p>
          </table:table-cell>
          <table:table-cell office:value-type="float" office:value="318.14" calcext:value-type="float">
            <text:p>318.14</text:p>
          </table:table-cell>
          <table:table-cell office:value-type="float" office:value="298.14" calcext:value-type="float">
            <text:p>298.14</text:p>
          </table:table-cell>
          <table:table-cell table:formula="of:=[.I11]/[.H11]" office:value-type="percentage" office:value="0.937134594832464" calcext:value-type="percentage">
            <text:p>93.71%</text:p>
          </table:table-cell>
          <table:table-cell office:value-type="float" office:value="335.99" calcext:value-type="float">
            <text:p>335.99</text:p>
          </table:table-cell>
          <table:table-cell office:value-type="float" office:value="315.2" calcext:value-type="float">
            <text:p>315.2</text:p>
          </table:table-cell>
          <table:table-cell table:formula="of:=[.L11]/[.K11]" office:value-type="percentage" office:value="0.938123158427334" calcext:value-type="percentage">
            <text:p>93.81%</text:p>
          </table:table-cell>
          <table:table-cell office:value-type="float" office:value="316.69" calcext:value-type="float">
            <text:p>316.69</text:p>
          </table:table-cell>
          <table:table-cell office:value-type="float" office:value="297.65" calcext:value-type="float">
            <text:p>297.65</text:p>
          </table:table-cell>
          <table:table-cell table:formula="of:=[.O11]/[.N11]" office:value-type="percentage" office:value="0.939878114244213" calcext:value-type="percentage">
            <text:p>93.99%</text:p>
          </table:table-cell>
          <table:table-cell office:value-type="float" office:value="335.86" calcext:value-type="float">
            <text:p>335.86</text:p>
          </table:table-cell>
          <table:table-cell office:value-type="float" office:value="314.36" calcext:value-type="float">
            <text:p>314.36</text:p>
          </table:table-cell>
          <table:table-cell table:formula="of:=[.R11]/[.Q11]" office:value-type="percentage" office:value="0.93598523194188" calcext:value-type="percentage">
            <text:p>93.60%</text:p>
          </table:table-cell>
          <table:table-cell office:value-type="float" office:value="126.26" calcext:value-type="float">
            <text:p>126.26</text:p>
          </table:table-cell>
          <table:table-cell office:value-type="float" office:value="104.6" calcext:value-type="float">
            <text:p>104.6</text:p>
          </table:table-cell>
          <table:table-cell table:formula="of:=[.U11]/[.T11]" office:value-type="percentage" office:value="0.82844923174402" calcext:value-type="percentage">
            <text:p>82.84%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4.65" calcext:value-type="float">
            <text:p>294.65</text:p>
          </table:table-cell>
          <table:table-cell office:value-type="float" office:value="279.69" calcext:value-type="float">
            <text:p>279.69</text:p>
          </table:table-cell>
          <table:table-cell table:formula="of:=[.C12]/[.B12]" office:value-type="percentage" office:value="0.949227897505515" calcext:value-type="percentage">
            <text:p>94.92%</text:p>
          </table:table-cell>
          <table:table-cell office:value-type="float" office:value="299.27" calcext:value-type="float">
            <text:p>299.27</text:p>
          </table:table-cell>
          <table:table-cell office:value-type="float" office:value="284.55" calcext:value-type="float">
            <text:p>284.55</text:p>
          </table:table-cell>
          <table:table-cell table:formula="of:=[.F12]/[.E12]" office:value-type="percentage" office:value="0.950813646539914" calcext:value-type="percentage">
            <text:p>95.08%</text:p>
          </table:table-cell>
          <table:table-cell office:value-type="float" office:value="310.1" calcext:value-type="float">
            <text:p>310.1</text:p>
          </table:table-cell>
          <table:table-cell office:value-type="float" office:value="292.53" calcext:value-type="float">
            <text:p>292.53</text:p>
          </table:table-cell>
          <table:table-cell table:formula="of:=[.I12]/[.H12]" office:value-type="percentage" office:value="0.94334085778781" calcext:value-type="percentage">
            <text:p>94.33%</text:p>
          </table:table-cell>
          <table:table-cell office:value-type="float" office:value="330.19" calcext:value-type="float">
            <text:p>330.19</text:p>
          </table:table-cell>
          <table:table-cell office:value-type="float" office:value="310.55" calcext:value-type="float">
            <text:p>310.55</text:p>
          </table:table-cell>
          <table:table-cell table:formula="of:=[.L12]/[.K12]" office:value-type="percentage" office:value="0.940519095066477" calcext:value-type="percentage">
            <text:p>94.05%</text:p>
          </table:table-cell>
          <table:table-cell office:value-type="float" office:value="307.33" calcext:value-type="float">
            <text:p>307.33</text:p>
          </table:table-cell>
          <table:table-cell office:value-type="float" office:value="289.76" calcext:value-type="float">
            <text:p>289.76</text:p>
          </table:table-cell>
          <table:table-cell table:formula="of:=[.O12]/[.N12]" office:value-type="percentage" office:value="0.942830182539941" calcext:value-type="percentage">
            <text:p>94.28%</text:p>
          </table:table-cell>
          <table:table-cell office:value-type="float" office:value="329.35" calcext:value-type="float">
            <text:p>329.35</text:p>
          </table:table-cell>
          <table:table-cell office:value-type="float" office:value="310.55" calcext:value-type="float">
            <text:p>310.55</text:p>
          </table:table-cell>
          <table:table-cell table:formula="of:=[.R12]/[.Q12]" office:value-type="percentage" office:value="0.942917868528921" calcext:value-type="percentage">
            <text:p>94.29%</text:p>
          </table:table-cell>
          <table:table-cell office:value-type="float" office:value="128.04" calcext:value-type="float">
            <text:p>128.04</text:p>
          </table:table-cell>
          <table:table-cell office:value-type="float" office:value="105.97" calcext:value-type="float">
            <text:p>105.97</text:p>
          </table:table-cell>
          <table:table-cell table:formula="of:=[.U12]/[.T12]" office:value-type="percentage" office:value="0.827631990003124" calcext:value-type="percentage">
            <text:p>82.76%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84.17" calcext:value-type="float">
            <text:p>284.17</text:p>
          </table:table-cell>
          <table:table-cell office:value-type="float" office:value="268.67" calcext:value-type="float">
            <text:p>268.67</text:p>
          </table:table-cell>
          <table:table-cell table:formula="of:=[.C13]/[.B13]" office:value-type="percentage" office:value="0.945455185276419" calcext:value-type="percentage">
            <text:p>94.55%</text:p>
          </table:table-cell>
          <table:table-cell office:value-type="float" office:value="291.14" calcext:value-type="float">
            <text:p>291.14</text:p>
          </table:table-cell>
          <table:table-cell office:value-type="float" office:value="276.89" calcext:value-type="float">
            <text:p>276.89</text:p>
          </table:table-cell>
          <table:table-cell table:formula="of:=[.F13]/[.E13]" office:value-type="percentage" office:value="0.951054475510064" calcext:value-type="percentage">
            <text:p>95.11%</text:p>
          </table:table-cell>
          <table:table-cell office:value-type="float" office:value="298.96" calcext:value-type="float">
            <text:p>298.96</text:p>
          </table:table-cell>
          <table:table-cell office:value-type="float" office:value="283.41" calcext:value-type="float">
            <text:p>283.41</text:p>
          </table:table-cell>
          <table:table-cell table:formula="of:=[.I13]/[.H13]" office:value-type="percentage" office:value="0.947986352689323" calcext:value-type="percentage">
            <text:p>94.80%</text:p>
          </table:table-cell>
          <table:table-cell office:value-type="float" office:value="317.41" calcext:value-type="float">
            <text:p>317.41</text:p>
          </table:table-cell>
          <table:table-cell office:value-type="float" office:value="300.32" calcext:value-type="float">
            <text:p>300.32</text:p>
          </table:table-cell>
          <table:table-cell table:formula="of:=[.L13]/[.K13]" office:value-type="percentage" office:value="0.946157966037617" calcext:value-type="percentage">
            <text:p>94.62%</text:p>
          </table:table-cell>
          <table:table-cell office:value-type="float" office:value="300.35" calcext:value-type="float">
            <text:p>300.35</text:p>
          </table:table-cell>
          <table:table-cell office:value-type="float" office:value="284.83" calcext:value-type="float">
            <text:p>284.83</text:p>
          </table:table-cell>
          <table:table-cell table:formula="of:=[.O13]/[.N13]" office:value-type="percentage" office:value="0.948326951889462" calcext:value-type="percentage">
            <text:p>94.83%</text:p>
          </table:table-cell>
          <table:table-cell office:value-type="float" office:value="317.09" calcext:value-type="float">
            <text:p>317.09</text:p>
          </table:table-cell>
          <table:table-cell office:value-type="float" office:value="300.71" calcext:value-type="float">
            <text:p>300.71</text:p>
          </table:table-cell>
          <table:table-cell table:formula="of:=[.R13]/[.Q13]" office:value-type="percentage" office:value="0.948342741808319" calcext:value-type="percentage">
            <text:p>94.83%</text:p>
          </table:table-cell>
          <table:table-cell office:value-type="float" office:value="122.26" calcext:value-type="float">
            <text:p>122.26</text:p>
          </table:table-cell>
          <table:table-cell office:value-type="float" office:value="102.11" calcext:value-type="float">
            <text:p>102.11</text:p>
          </table:table-cell>
          <table:table-cell table:formula="of:=[.U13]/[.T13]" office:value-type="percentage" office:value="0.835187305741862" calcext:value-type="percentage">
            <text:p>83.52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.45" calcext:value-type="float">
            <text:p>271.45</text:p>
          </table:table-cell>
          <table:table-cell office:value-type="float" office:value="257.55" calcext:value-type="float">
            <text:p>257.55</text:p>
          </table:table-cell>
          <table:table-cell table:formula="of:=[.C14]/[.B14]" office:value-type="percentage" office:value="0.948793516301345" calcext:value-type="percentage">
            <text:p>94.88%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2.57" calcext:value-type="float">
            <text:p>262.57</text:p>
          </table:table-cell>
          <table:table-cell table:formula="of:=[.F14]/[.E14]" office:value-type="percentage" office:value="0.952859631296269" calcext:value-type="percentage">
            <text:p>95.29%</text:p>
          </table:table-cell>
          <table:table-cell office:value-type="float" office:value="285.41" calcext:value-type="float">
            <text:p>285.41</text:p>
          </table:table-cell>
          <table:table-cell office:value-type="float" office:value="271.15" calcext:value-type="float">
            <text:p>271.15</text:p>
          </table:table-cell>
          <table:table-cell table:formula="of:=[.I14]/[.H14]" office:value-type="percentage" office:value="0.950036789180477" calcext:value-type="percentage">
            <text:p>95.00%</text:p>
          </table:table-cell>
          <table:table-cell office:value-type="float" office:value="304.68" calcext:value-type="float">
            <text:p>304.68</text:p>
          </table:table-cell>
          <table:table-cell office:value-type="float" office:value="288.56" calcext:value-type="float">
            <text:p>288.56</text:p>
          </table:table-cell>
          <table:table-cell table:formula="of:=[.L14]/[.K14]" office:value-type="percentage" office:value="0.947092030983327" calcext:value-type="percentage">
            <text:p>94.71%</text:p>
          </table:table-cell>
          <table:table-cell office:value-type="float" office:value="283.67" calcext:value-type="float">
            <text:p>283.67</text:p>
          </table:table-cell>
          <table:table-cell office:value-type="float" office:value="270.18" calcext:value-type="float">
            <text:p>270.18</text:p>
          </table:table-cell>
          <table:table-cell table:formula="of:=[.O14]/[.N14]" office:value-type="percentage" office:value="0.95244474212994" calcext:value-type="percentage">
            <text:p>95.24%</text:p>
          </table:table-cell>
          <table:table-cell office:value-type="float" office:value="301.99" calcext:value-type="float">
            <text:p>301.99</text:p>
          </table:table-cell>
          <table:table-cell office:value-type="float" office:value="286.7" calcext:value-type="float">
            <text:p>286.7</text:p>
          </table:table-cell>
          <table:table-cell table:formula="of:=[.R14]/[.Q14]" office:value-type="percentage" office:value="0.94936918441008" calcext:value-type="percentage">
            <text:p>94.94%</text:p>
          </table:table-cell>
          <table:table-cell office:value-type="float" office:value="122.51" calcext:value-type="float">
            <text:p>122.51</text:p>
          </table:table-cell>
          <table:table-cell office:value-type="float" office:value="101.12" calcext:value-type="float">
            <text:p>101.12</text:p>
          </table:table-cell>
          <table:table-cell table:formula="of:=[.U14]/[.T14]" office:value-type="percentage" office:value="0.825402007999347" calcext:value-type="percentage">
            <text:p>82.5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7" number:min-integer-digits="1"/>
    </number:number-style>
    <number:percentage-style style:name="N12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2:14:28.749019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3:13:34.041725819</dc:date>
    <meta:editing-duration>PT9H31M52S</meta:editing-duration>
    <meta:editing-cycles>92</meta:editing-cycles>
    <meta:generator>LibreOffice/4.2.8.2$Linux_X86_64 LibreOffice_project/420m0$Build-2</meta:generator>
    <meta:document-statistic meta:table-count="2" meta:cell-count="3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6cm" svg:height="13.206cm" xlink:href=".." xlink:type="simple" chart:class="chart:line" chart:style-name="ch1">
        <chart:title svg:x="6.52cm" svg:y="0.4cm" chart:style-name="ch2">
          <text:p>Total Rewards vs Epsilon (100 runs)</text:p>
        </chart:title>
        <chart:legend svg:x="16.523cm" svg:y="9.094cm" style:legend-expansion="custom" chartooo:width="2.351cm" chartooo:height="1.594cm" style:legend-expansion-aspect-ratio="1.47490589711418" chart:style-name="ch3"/>
        <chart:plot-area chart:style-name="ch4" table:cell-range-address="Rewards.A2:Rewards.A12 Rewards.K1:Rewards.K1 Rewards.G2:Rewards.I12 Rewards.H1:Rewards.I1" chart:data-source-has-labels="both" svg:x="0.407cm" svg:y="1.469cm" svg:width="19.562cm" svg:height="11.473cm">
          <chartooo:coordinate-region svg:x="2.06cm" svg:y="1.668cm" svg:width="17.471cm" svg:height="10.627cm"/>
          <chart:axis chart:dimension="x" chart:name="primary-x" chart:style-name="ch5" chartooo:axis-type="auto">
            <chartooo:date-scale/>
            <chart:categories table:cell-range-address="Rewards.A2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G2:Rewards.G12" chart:label-cell-address="Rewards.K1:Rewards.K1" chart:class="chart:line">
            <chart:data-point chart:repeated="11"/>
          </chart:series>
          <chart:series chart:style-name="ch9" chart:values-cell-range-address="Rewards.H2:Rewards.H12" chart:label-cell-address="Rewards.H1:Rewards.H1" chart:class="chart:line">
            <chart:data-point chart:repeated="11"/>
          </chart:series>
          <chart:series chart:style-name="ch10" chart:values-cell-range-address="Rewards.I2:Rewards.I12" chart:label-cell-address="Rewards.I1:Rewards.I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PDT</text:p>
                <draw:g>
                  <svg:desc>Rewards.K1:Rewards.K1</svg:desc>
                </draw:g>
              </table:table-cell>
              <table:table-cell office:value-type="string">
                <text:p>MDP</text:p>
                <draw:g>
                  <svg:desc>Rewards.H1:Rewards.H1</svg:desc>
                </draw:g>
              </table:table-cell>
              <table:table-cell office:value-type="string">
                <text:p>QDT</text:p>
                <draw:g>
                  <svg:desc>Rewards.I1:Rewards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2:Rewards.A12</svg:desc>
                </draw:g>
              </table:table-cell>
              <table:table-cell office:value-type="float" office:value="39408.35">
                <text:p>39408.35</text:p>
                <draw:g>
                  <svg:desc>Rewards.G2:Rewards.G12</svg:desc>
                </draw:g>
              </table:table-cell>
              <table:table-cell office:value-type="float" office:value="7261.08338594">
                <text:p>7261.08338594</text:p>
                <draw:g>
                  <svg:desc>Rewards.H2:Rewards.H12</svg:desc>
                </draw:g>
              </table:table-cell>
              <table:table-cell office:value-type="float" office:value="7261.08338594">
                <text:p>7261.08338594</text:p>
                <draw:g>
                  <svg:desc>Rewards.I2:Rewards.I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6698.9">
                <text:p>46698.9</text:p>
              </table:table-cell>
              <table:table-cell office:value-type="float" office:value="35154.3593768">
                <text:p>35154.3593768</text:p>
              </table:table-cell>
              <table:table-cell office:value-type="float" office:value="35372.8420006">
                <text:p>35372.842000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6883.96">
                <text:p>46883.96</text:p>
              </table:table-cell>
              <table:table-cell office:value-type="float" office:value="39252.8243074">
                <text:p>39252.8243074</text:p>
              </table:table-cell>
              <table:table-cell office:value-type="float" office:value="35567.3585013">
                <text:p>35567.358501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8754.94">
                <text:p>48754.94</text:p>
              </table:table-cell>
              <table:table-cell office:value-type="float" office:value="41573.210969">
                <text:p>41573.210969</text:p>
              </table:table-cell>
              <table:table-cell office:value-type="float" office:value="35991.2535785">
                <text:p>35991.25357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8896.41">
                <text:p>48896.41</text:p>
              </table:table-cell>
              <table:table-cell office:value-type="float" office:value="42547.2349475">
                <text:p>42547.2349475</text:p>
              </table:table-cell>
              <table:table-cell office:value-type="float" office:value="36580.172214">
                <text:p>36580.17221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9235.6">
                <text:p>49235.6</text:p>
              </table:table-cell>
              <table:table-cell office:value-type="float" office:value="44382.0826497">
                <text:p>44382.0826497</text:p>
              </table:table-cell>
              <table:table-cell office:value-type="float" office:value="36975.6261958">
                <text:p>36975.62619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8997.41">
                <text:p>48997.41</text:p>
              </table:table-cell>
              <table:table-cell office:value-type="float" office:value="44872.7751356">
                <text:p>44872.7751356</text:p>
              </table:table-cell>
              <table:table-cell office:value-type="float" office:value="35171.959141">
                <text:p>35171.95914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8921.85">
                <text:p>48921.85</text:p>
              </table:table-cell>
              <table:table-cell office:value-type="float" office:value="45422.7215843">
                <text:p>45422.7215843</text:p>
              </table:table-cell>
              <table:table-cell office:value-type="float" office:value="33439.2090412">
                <text:p>33439.209041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8535.55">
                <text:p>48535.55</text:p>
              </table:table-cell>
              <table:table-cell office:value-type="float" office:value="45384.8103952">
                <text:p>45384.8103952</text:p>
              </table:table-cell>
              <table:table-cell office:value-type="float" office:value="30969.4438199">
                <text:p>30969.443819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8186.51">
                <text:p>48186.51</text:p>
              </table:table-cell>
              <table:table-cell office:value-type="float" office:value="45199.8738412">
                <text:p>45199.8738412</text:p>
              </table:table-cell>
              <table:table-cell office:value-type="float" office:value="29476.4210251">
                <text:p>29476.421025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7663.44">
                <text:p>47663.44</text:p>
              </table:table-cell>
              <table:table-cell office:value-type="float" office:value="44161.5872924">
                <text:p>44161.5872924</text:p>
              </table:table-cell>
              <table:table-cell office:value-type="float" office:value="27497.0964502">
                <text:p>27497.0964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76cm" svg:height="13.206cm" xlink:href=".." xlink:type="simple" chart:class="chart:line" chart:style-name="ch1">
        <chart:title svg:x="6.837cm" svg:y="0.4cm" chart:style-name="ch2">
          <text:p>Total Splits vs Epsilon (100 runs)</text:p>
        </chart:title>
        <chart:legend svg:x="15.89cm" svg:y="2.013cm" style:legend-expansion="custom" chartooo:width="3.138cm" chartooo:height="3.635cm" style:legend-expansion-aspect-ratio="0.863273727647868" chart:style-name="ch3"/>
        <chart:plot-area chart:style-name="ch4" table:cell-range-address="Rewards.A2:Rewards.A12 Splits.B2:Splits.B2 Splits.B4:Splits.B14 Splits.E2:Splits.E2 Splits.E4:Splits.E14 Splits.H2:Splits.H2 Splits.H4:Splits.H14 Splits.K2:Splits.K2 Splits.K4:Splits.K14 Splits.N2:Splits.N2 Splits.N4:Splits.N14 Splits.Q2:Splits.Q2 Splits.Q4:Splits.Q14 Splits.T2:Splits.T2 Splits.T4:Splits.T14" chart:data-source-has-labels="both" svg:x="0.407cm" svg:y="1.469cm" svg:width="19.562cm" svg:height="11.473cm">
          <chartooo:coordinate-region svg:x="1.214cm" svg:y="1.668cm" svg:width="18.317cm" svg:height="10.627cm"/>
          <chart:axis chart:dimension="x" chart:name="primary-x" chart:style-name="ch5" chartooo:axis-type="auto">
            <chartooo:date-scale/>
            <chart:categories table:cell-range-address="Rewards.A2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B4:Splits.B14" chart:label-cell-address="Splits.B2:Splits.B2" chart:class="chart:line">
            <chart:data-point chart:repeated="11"/>
          </chart:series>
          <chart:series chart:style-name="ch9" chart:values-cell-range-address="Splits.E4:Splits.E14" chart:label-cell-address="Splits.E2:Splits.E2" chart:class="chart:line">
            <chart:data-point chart:repeated="11"/>
          </chart:series>
          <chart:series chart:style-name="ch10" chart:values-cell-range-address="Splits.H4:Splits.H14" chart:label-cell-address="Splits.H2:Splits.H2" chart:class="chart:line">
            <chart:data-point chart:repeated="11"/>
          </chart:series>
          <chart:series chart:style-name="ch11" chart:values-cell-range-address="Splits.K4:Splits.K14" chart:label-cell-address="Splits.K2:Splits.K2" chart:class="chart:line">
            <chart:data-point chart:repeated="11"/>
          </chart:series>
          <chart:series chart:style-name="ch12" chart:values-cell-range-address="Splits.N4:Splits.N14" chart:label-cell-address="Splits.N2:Splits.N2" chart:class="chart:line">
            <chart:data-point chart:repeated="11"/>
          </chart:series>
          <chart:series chart:style-name="ch13" chart:values-cell-range-address="Splits.Q4:Splits.Q14" chart:label-cell-address="Splits.Q2:Splits.Q2" chart:class="chart:line">
            <chart:data-point chart:repeated="11"/>
          </chart:series>
          <chart:series chart:style-name="ch14" chart:values-cell-range-address="Splits.T4:Splits.T14" chart:label-cell-address="Splits.T2:Splits.T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Mid-noT</text:p>
                <draw:g>
                  <svg:desc>Splits.E2:Splits.E2</svg:desc>
                </draw:g>
              </table:table-cell>
              <table:table-cell office:value-type="string">
                <text:p>Any</text:p>
                <draw:g>
                  <svg:desc>Splits.H2:Splits.H2</svg:desc>
                </draw:g>
              </table:table-cell>
              <table:table-cell office:value-type="string">
                <text:p>Any-noT</text:p>
                <draw:g>
                  <svg:desc>Splits.K2:Splits.K2</svg:desc>
                </draw:g>
              </table:table-cell>
              <table:table-cell office:value-type="string">
                <text:p>Max</text:p>
                <draw:g>
                  <svg:desc>Splits.N2:Splits.N2</svg:desc>
                </draw:g>
              </table:table-cell>
              <table:table-cell office:value-type="string">
                <text:p>Max-noT</text:p>
                <draw:g>
                  <svg:desc>Splits.Q2:Splits.Q2</svg:desc>
                </draw:g>
              </table:table-cell>
              <table:table-cell office:value-type="string">
                <text:p>QDT</text:p>
                <draw:g>
                  <svg:desc>Splits.T2:Splits.T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2:Rewards.A12</svg:desc>
                </draw:g>
              </table:table-cell>
              <table:table-cell office:value-type="float" office:value="484.9">
                <text:p>484.9</text:p>
                <draw:g>
                  <svg:desc>Splits.B4:Splits.B14</svg:desc>
                </draw:g>
              </table:table-cell>
              <table:table-cell office:value-type="float" office:value="513.75">
                <text:p>513.75</text:p>
                <draw:g>
                  <svg:desc>Splits.E4:Splits.E14</svg:desc>
                </draw:g>
              </table:table-cell>
              <table:table-cell office:value-type="float" office:value="464.65">
                <text:p>464.65</text:p>
                <draw:g>
                  <svg:desc>Splits.H4:Splits.H14</svg:desc>
                </draw:g>
              </table:table-cell>
              <table:table-cell office:value-type="float" office:value="553.01">
                <text:p>553.01</text:p>
                <draw:g>
                  <svg:desc>Splits.K4:Splits.K14</svg:desc>
                </draw:g>
              </table:table-cell>
              <table:table-cell office:value-type="float" office:value="449.52">
                <text:p>449.52</text:p>
                <draw:g>
                  <svg:desc>Splits.N4:Splits.N14</svg:desc>
                </draw:g>
              </table:table-cell>
              <table:table-cell office:value-type="float" office:value="533.31">
                <text:p>533.31</text:p>
                <draw:g>
                  <svg:desc>Splits.Q4:Splits.Q14</svg:desc>
                </draw:g>
              </table:table-cell>
              <table:table-cell office:value-type="float" office:value="186.91">
                <text:p>186.91</text:p>
                <draw:g>
                  <svg:desc>Splits.T4:Splits.T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80.37">
                <text:p>380.37</text:p>
              </table:table-cell>
              <table:table-cell office:value-type="float" office:value="404.79">
                <text:p>404.79</text:p>
              </table:table-cell>
              <table:table-cell office:value-type="float" office:value="391.38">
                <text:p>391.38</text:p>
              </table:table-cell>
              <table:table-cell office:value-type="float" office:value="428.62">
                <text:p>428.62</text:p>
              </table:table-cell>
              <table:table-cell office:value-type="float" office:value="390.19">
                <text:p>390.19</text:p>
              </table:table-cell>
              <table:table-cell office:value-type="float" office:value="422.15">
                <text:p>422.15</text:p>
              </table:table-cell>
              <table:table-cell office:value-type="float" office:value="162.49">
                <text:p>162.4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44.23">
                <text:p>344.23</text:p>
              </table:table-cell>
              <table:table-cell office:value-type="float" office:value="359.55">
                <text:p>359.55</text:p>
              </table:table-cell>
              <table:table-cell office:value-type="float" office:value="364.2">
                <text:p>364.2</text:p>
              </table:table-cell>
              <table:table-cell office:value-type="float" office:value="389.88">
                <text:p>389.88</text:p>
              </table:table-cell>
              <table:table-cell office:value-type="float" office:value="360.18">
                <text:p>360.18</text:p>
              </table:table-cell>
              <table:table-cell office:value-type="float" office:value="384.46">
                <text:p>384.46</text:p>
              </table:table-cell>
              <table:table-cell office:value-type="float" office:value="114.25">
                <text:p>114.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28.69">
                <text:p>328.69</text:p>
              </table:table-cell>
              <table:table-cell office:value-type="float" office:value="334.08">
                <text:p>334.08</text:p>
              </table:table-cell>
              <table:table-cell office:value-type="float" office:value="348.56">
                <text:p>348.56</text:p>
              </table:table-cell>
              <table:table-cell office:value-type="float" office:value="367.72">
                <text:p>367.72</text:p>
              </table:table-cell>
              <table:table-cell office:value-type="float" office:value="347.39">
                <text:p>347.39</text:p>
              </table:table-cell>
              <table:table-cell office:value-type="float" office:value="364.2">
                <text:p>364.2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16.89">
                <text:p>316.89</text:p>
              </table:table-cell>
              <table:table-cell office:value-type="float" office:value="321.33">
                <text:p>321.33</text:p>
              </table:table-cell>
              <table:table-cell office:value-type="float" office:value="338.07">
                <text:p>338.07</text:p>
              </table:table-cell>
              <table:table-cell office:value-type="float" office:value="356.26">
                <text:p>356.26</text:p>
              </table:table-cell>
              <table:table-cell office:value-type="float" office:value="338.25">
                <text:p>338.25</text:p>
              </table:table-cell>
              <table:table-cell office:value-type="float" office:value="355.52">
                <text:p>355.52</text:p>
              </table:table-cell>
              <table:table-cell office:value-type="float" office:value="147.04">
                <text:p>147.0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05.43">
                <text:p>305.43</text:p>
              </table:table-cell>
              <table:table-cell office:value-type="float" office:value="315.22">
                <text:p>315.22</text:p>
              </table:table-cell>
              <table:table-cell office:value-type="float" office:value="331.77">
                <text:p>331.77</text:p>
              </table:table-cell>
              <table:table-cell office:value-type="float" office:value="348.7">
                <text:p>348.7</text:p>
              </table:table-cell>
              <table:table-cell office:value-type="float" office:value="330.88">
                <text:p>330.88</text:p>
              </table:table-cell>
              <table:table-cell office:value-type="float" office:value="347.02">
                <text:p>347.02</text:p>
              </table:table-cell>
              <table:table-cell office:value-type="float" office:value="140.02">
                <text:p>140.0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303.38">
                <text:p>303.38</text:p>
              </table:table-cell>
              <table:table-cell office:value-type="float" office:value="310.3">
                <text:p>310.3</text:p>
              </table:table-cell>
              <table:table-cell office:value-type="float" office:value="325.22">
                <text:p>325.22</text:p>
              </table:table-cell>
              <table:table-cell office:value-type="float" office:value="344.25">
                <text:p>344.25</text:p>
              </table:table-cell>
              <table:table-cell office:value-type="float" office:value="324.07">
                <text:p>324.07</text:p>
              </table:table-cell>
              <table:table-cell office:value-type="float" office:value="343.35">
                <text:p>343.35</text:p>
              </table:table-cell>
              <table:table-cell office:value-type="float" office:value="134.53">
                <text:p>134.5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00.13">
                <text:p>300.13</text:p>
              </table:table-cell>
              <table:table-cell office:value-type="float" office:value="303.64">
                <text:p>303.64</text:p>
              </table:table-cell>
              <table:table-cell office:value-type="float" office:value="318.14">
                <text:p>318.14</text:p>
              </table:table-cell>
              <table:table-cell office:value-type="float" office:value="335.99">
                <text:p>335.99</text:p>
              </table:table-cell>
              <table:table-cell office:value-type="float" office:value="316.69">
                <text:p>316.69</text:p>
              </table:table-cell>
              <table:table-cell office:value-type="float" office:value="335.86">
                <text:p>335.86</text:p>
              </table:table-cell>
              <table:table-cell office:value-type="float" office:value="126.26">
                <text:p>126.2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94.65">
                <text:p>294.65</text:p>
              </table:table-cell>
              <table:table-cell office:value-type="float" office:value="299.27">
                <text:p>299.27</text:p>
              </table:table-cell>
              <table:table-cell office:value-type="float" office:value="310.1">
                <text:p>310.1</text:p>
              </table:table-cell>
              <table:table-cell office:value-type="float" office:value="330.19">
                <text:p>330.19</text:p>
              </table:table-cell>
              <table:table-cell office:value-type="float" office:value="307.33">
                <text:p>307.33</text:p>
              </table:table-cell>
              <table:table-cell office:value-type="float" office:value="329.35">
                <text:p>329.35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84.17">
                <text:p>284.17</text:p>
              </table:table-cell>
              <table:table-cell office:value-type="float" office:value="291.14">
                <text:p>291.14</text:p>
              </table:table-cell>
              <table:table-cell office:value-type="float" office:value="298.96">
                <text:p>298.96</text:p>
              </table:table-cell>
              <table:table-cell office:value-type="float" office:value="317.41">
                <text:p>317.41</text:p>
              </table:table-cell>
              <table:table-cell office:value-type="float" office:value="300.35">
                <text:p>300.35</text:p>
              </table:table-cell>
              <table:table-cell office:value-type="float" office:value="317.09">
                <text:p>317.09</text:p>
              </table:table-cell>
              <table:table-cell office:value-type="float" office:value="122.26">
                <text:p>122.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1.45">
                <text:p>271.45</text:p>
              </table:table-cell>
              <table:table-cell office:value-type="float" office:value="275.56">
                <text:p>275.56</text:p>
              </table:table-cell>
              <table:table-cell office:value-type="float" office:value="285.41">
                <text:p>285.41</text:p>
              </table:table-cell>
              <table:table-cell office:value-type="float" office:value="304.68">
                <text:p>304.68</text:p>
              </table:table-cell>
              <table:table-cell office:value-type="float" office:value="283.67">
                <text:p>283.67</text:p>
              </table:table-cell>
              <table:table-cell office:value-type="float" office:value="301.99">
                <text:p>301.99</text:p>
              </table:table-cell>
              <table:table-cell office:value-type="float" office:value="122.51">
                <text:p>122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76cm" svg:height="13.206cm" xlink:href=".." xlink:type="simple" chart:class="chart:line" chart:style-name="ch1">
        <chart:title svg:x="6.559cm" svg:y="0.4cm" chart:style-name="ch2">
          <text:p>Wanted Splits vs Epsilon (100 runs)</text:p>
        </chart:title>
        <chart:legend svg:x="15.89cm" svg:y="2.013cm" style:legend-expansion="custom" chartooo:width="3.138cm" chartooo:height="3.635cm" style:legend-expansion-aspect-ratio="0.863273727647868" chart:style-name="ch3"/>
        <chart:plot-area chart:style-name="ch4" table:cell-range-address="Rewards.A2:Rewards.A12 Splits.B2:Splits.B2 Splits.C4:Splits.C14 Splits.E2:Splits.E2 Splits.F4:Splits.F14 Splits.H2:Splits.H2 Splits.I4:Splits.I14 Splits.K2:Splits.K2 Splits.L4:Splits.L14 Splits.N2:Splits.N2 Splits.O4:Splits.O14 Splits.Q2:Splits.Q2 Splits.R4:Splits.R14 Splits.T2:Splits.T2 Splits.U4:Splits.U14" chart:data-source-has-labels="both" svg:x="0.407cm" svg:y="1.469cm" svg:width="19.562cm" svg:height="11.473cm">
          <chartooo:coordinate-region svg:x="1.214cm" svg:y="1.668cm" svg:width="18.317cm" svg:height="10.627cm"/>
          <chart:axis chart:dimension="x" chart:name="primary-x" chart:style-name="ch5" chartooo:axis-type="auto">
            <chartooo:date-scale/>
            <chart:categories table:cell-range-address="Rewards.A2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C4:Splits.C14" chart:label-cell-address="Splits.B2:Splits.B2" chart:class="chart:line">
            <chart:data-point chart:repeated="11"/>
          </chart:series>
          <chart:series chart:style-name="ch9" chart:values-cell-range-address="Splits.F4:Splits.F14" chart:label-cell-address="Splits.E2:Splits.E2" chart:class="chart:line">
            <chart:data-point chart:repeated="11"/>
          </chart:series>
          <chart:series chart:style-name="ch10" chart:values-cell-range-address="Splits.I4:Splits.I14" chart:label-cell-address="Splits.H2:Splits.H2" chart:class="chart:line">
            <chart:data-point chart:repeated="11"/>
          </chart:series>
          <chart:series chart:style-name="ch11" chart:values-cell-range-address="Splits.L4:Splits.L14" chart:label-cell-address="Splits.K2:Splits.K2" chart:class="chart:line">
            <chart:data-point chart:repeated="11"/>
          </chart:series>
          <chart:series chart:style-name="ch12" chart:values-cell-range-address="Splits.O4:Splits.O14" chart:label-cell-address="Splits.N2:Splits.N2" chart:class="chart:line">
            <chart:data-point chart:repeated="11"/>
          </chart:series>
          <chart:series chart:style-name="ch13" chart:values-cell-range-address="Splits.R4:Splits.R14" chart:label-cell-address="Splits.Q2:Splits.Q2" chart:class="chart:line">
            <chart:data-point chart:repeated="11"/>
          </chart:series>
          <chart:series chart:style-name="ch14" chart:values-cell-range-address="Splits.U4:Splits.U14" chart:label-cell-address="Splits.T2:Splits.T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Mid-noT</text:p>
                <draw:g>
                  <svg:desc>Splits.E2:Splits.E2</svg:desc>
                </draw:g>
              </table:table-cell>
              <table:table-cell office:value-type="string">
                <text:p>Any</text:p>
                <draw:g>
                  <svg:desc>Splits.H2:Splits.H2</svg:desc>
                </draw:g>
              </table:table-cell>
              <table:table-cell office:value-type="string">
                <text:p>Any-noT</text:p>
                <draw:g>
                  <svg:desc>Splits.K2:Splits.K2</svg:desc>
                </draw:g>
              </table:table-cell>
              <table:table-cell office:value-type="string">
                <text:p>Max</text:p>
                <draw:g>
                  <svg:desc>Splits.N2:Splits.N2</svg:desc>
                </draw:g>
              </table:table-cell>
              <table:table-cell office:value-type="string">
                <text:p>Max-noT</text:p>
                <draw:g>
                  <svg:desc>Splits.Q2:Splits.Q2</svg:desc>
                </draw:g>
              </table:table-cell>
              <table:table-cell office:value-type="string">
                <text:p>QDT</text:p>
                <draw:g>
                  <svg:desc>Splits.T2:Splits.T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2:Rewards.A12</svg:desc>
                </draw:g>
              </table:table-cell>
              <table:table-cell office:value-type="float" office:value="461.76">
                <text:p>461.76</text:p>
                <draw:g>
                  <svg:desc>Splits.C4:Splits.C14</svg:desc>
                </draw:g>
              </table:table-cell>
              <table:table-cell office:value-type="float" office:value="495.21">
                <text:p>495.21</text:p>
                <draw:g>
                  <svg:desc>Splits.F4:Splits.F14</svg:desc>
                </draw:g>
              </table:table-cell>
              <table:table-cell office:value-type="float" office:value="435.04">
                <text:p>435.04</text:p>
                <draw:g>
                  <svg:desc>Splits.I4:Splits.I14</svg:desc>
                </draw:g>
              </table:table-cell>
              <table:table-cell office:value-type="float" office:value="530.35">
                <text:p>530.35</text:p>
                <draw:g>
                  <svg:desc>Splits.L4:Splits.L14</svg:desc>
                </draw:g>
              </table:table-cell>
              <table:table-cell office:value-type="float" office:value="421.14">
                <text:p>421.14</text:p>
                <draw:g>
                  <svg:desc>Splits.O4:Splits.O14</svg:desc>
                </draw:g>
              </table:table-cell>
              <table:table-cell office:value-type="float" office:value="507.78">
                <text:p>507.78</text:p>
                <draw:g>
                  <svg:desc>Splits.R4:Splits.R14</svg:desc>
                </draw:g>
              </table:table-cell>
              <table:table-cell office:value-type="float" office:value="148.78">
                <text:p>148.78</text:p>
                <draw:g>
                  <svg:desc>Splits.U4:Splits.U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57.6">
                <text:p>357.6</text:p>
              </table:table-cell>
              <table:table-cell office:value-type="float" office:value="385.97">
                <text:p>385.97</text:p>
              </table:table-cell>
              <table:table-cell office:value-type="float" office:value="366.34">
                <text:p>366.34</text:p>
              </table:table-cell>
              <table:table-cell office:value-type="float" office:value="402.96">
                <text:p>402.96</text:p>
              </table:table-cell>
              <table:table-cell office:value-type="float" office:value="364.86">
                <text:p>364.86</text:p>
              </table:table-cell>
              <table:table-cell office:value-type="float" office:value="398.01">
                <text:p>398.01</text:p>
              </table:table-cell>
              <table:table-cell office:value-type="float" office:value="130.04">
                <text:p>130.0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23.14">
                <text:p>323.14</text:p>
              </table:table-cell>
              <table:table-cell office:value-type="float" office:value="341.16">
                <text:p>341.16</text:p>
              </table:table-cell>
              <table:table-cell office:value-type="float" office:value="340.72">
                <text:p>340.72</text:p>
              </table:table-cell>
              <table:table-cell office:value-type="float" office:value="365.53">
                <text:p>365.53</text:p>
              </table:table-cell>
              <table:table-cell office:value-type="float" office:value="336.93">
                <text:p>336.93</text:p>
              </table:table-cell>
              <table:table-cell office:value-type="float" office:value="359.82">
                <text:p>359.82</text:p>
              </table:table-cell>
              <table:table-cell office:value-type="float" office:value="94.54">
                <text:p>94.5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07.55">
                <text:p>307.55</text:p>
              </table:table-cell>
              <table:table-cell office:value-type="float" office:value="316.03">
                <text:p>316.03</text:p>
              </table:table-cell>
              <table:table-cell office:value-type="float" office:value="326.25">
                <text:p>326.25</text:p>
              </table:table-cell>
              <table:table-cell office:value-type="float" office:value="343.26">
                <text:p>343.26</text:p>
              </table:table-cell>
              <table:table-cell office:value-type="float" office:value="324.97">
                <text:p>324.97</text:p>
              </table:table-cell>
              <table:table-cell office:value-type="float" office:value="340.11">
                <text:p>340.11</text:p>
              </table:table-cell>
              <table:table-cell office:value-type="float" office:value="124.57">
                <text:p>124.5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97.18">
                <text:p>297.18</text:p>
              </table:table-cell>
              <table:table-cell office:value-type="float" office:value="303.4">
                <text:p>303.4</text:p>
              </table:table-cell>
              <table:table-cell office:value-type="float" office:value="316.14">
                <text:p>316.14</text:p>
              </table:table-cell>
              <table:table-cell office:value-type="float" office:value="332.35">
                <text:p>332.35</text:p>
              </table:table-cell>
              <table:table-cell office:value-type="float" office:value="315.92">
                <text:p>315.92</text:p>
              </table:table-cell>
              <table:table-cell office:value-type="float" office:value="331.79">
                <text:p>331.79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86.17">
                <text:p>286.17</text:p>
              </table:table-cell>
              <table:table-cell office:value-type="float" office:value="298.68">
                <text:p>298.68</text:p>
              </table:table-cell>
              <table:table-cell office:value-type="float" office:value="310.53">
                <text:p>310.53</text:p>
              </table:table-cell>
              <table:table-cell office:value-type="float" office:value="325.13">
                <text:p>325.13</text:p>
              </table:table-cell>
              <table:table-cell office:value-type="float" office:value="309.87">
                <text:p>309.87</text:p>
              </table:table-cell>
              <table:table-cell office:value-type="float" office:value="323.43">
                <text:p>323.43</text:p>
              </table:table-cell>
              <table:table-cell office:value-type="float" office:value="115.62">
                <text:p>115.6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85.55">
                <text:p>285.55</text:p>
              </table:table-cell>
              <table:table-cell office:value-type="float" office:value="293.94">
                <text:p>293.94</text:p>
              </table:table-cell>
              <table:table-cell office:value-type="float" office:value="305.19">
                <text:p>305.19</text:p>
              </table:table-cell>
              <table:table-cell office:value-type="float" office:value="321.23">
                <text:p>321.23</text:p>
              </table:table-cell>
              <table:table-cell office:value-type="float" office:value="303.21">
                <text:p>303.21</text:p>
              </table:table-cell>
              <table:table-cell office:value-type="float" office:value="321.18">
                <text:p>321.18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83.07">
                <text:p>283.07</text:p>
              </table:table-cell>
              <table:table-cell office:value-type="float" office:value="288.16">
                <text:p>288.16</text:p>
              </table:table-cell>
              <table:table-cell office:value-type="float" office:value="298.14">
                <text:p>298.14</text:p>
              </table:table-cell>
              <table:table-cell office:value-type="float" office:value="315.2">
                <text:p>315.2</text:p>
              </table:table-cell>
              <table:table-cell office:value-type="float" office:value="297.65">
                <text:p>297.65</text:p>
              </table:table-cell>
              <table:table-cell office:value-type="float" office:value="314.36">
                <text:p>314.36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79.69">
                <text:p>279.69</text:p>
              </table:table-cell>
              <table:table-cell office:value-type="float" office:value="284.55">
                <text:p>284.55</text:p>
              </table:table-cell>
              <table:table-cell office:value-type="float" office:value="292.53">
                <text:p>292.53</text:p>
              </table:table-cell>
              <table:table-cell office:value-type="float" office:value="310.55">
                <text:p>310.55</text:p>
              </table:table-cell>
              <table:table-cell office:value-type="float" office:value="289.76">
                <text:p>289.76</text:p>
              </table:table-cell>
              <table:table-cell office:value-type="float" office:value="310.55">
                <text:p>310.55</text:p>
              </table:table-cell>
              <table:table-cell office:value-type="float" office:value="105.97">
                <text:p>105.9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68.67">
                <text:p>268.67</text:p>
              </table:table-cell>
              <table:table-cell office:value-type="float" office:value="276.89">
                <text:p>276.89</text:p>
              </table:table-cell>
              <table:table-cell office:value-type="float" office:value="283.41">
                <text:p>283.41</text:p>
              </table:table-cell>
              <table:table-cell office:value-type="float" office:value="300.32">
                <text:p>300.32</text:p>
              </table:table-cell>
              <table:table-cell office:value-type="float" office:value="284.83">
                <text:p>284.83</text:p>
              </table:table-cell>
              <table:table-cell office:value-type="float" office:value="300.71">
                <text:p>300.71</text:p>
              </table:table-cell>
              <table:table-cell office:value-type="float" office:value="102.11">
                <text:p>102.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57.55">
                <text:p>257.55</text:p>
              </table:table-cell>
              <table:table-cell office:value-type="float" office:value="262.57">
                <text:p>262.57</text:p>
              </table:table-cell>
              <table:table-cell office:value-type="float" office:value="271.15">
                <text:p>271.15</text:p>
              </table:table-cell>
              <table:table-cell office:value-type="float" office:value="288.56">
                <text:p>288.56</text:p>
              </table:table-cell>
              <table:table-cell office:value-type="float" office:value="270.18">
                <text:p>270.18</text:p>
              </table:table-cell>
              <table:table-cell office:value-type="float" office:value="286.7">
                <text:p>286.7</text:p>
              </table:table-cell>
              <table:table-cell office:value-type="float" office:value="101.12">
                <text:p>101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76cm" svg:height="13.206cm" xlink:href=".." xlink:type="simple" chart:class="chart:line" chart:style-name="ch1">
        <chart:title svg:x="6.295cm" svg:y="0.4cm" chart:style-name="ch2">
          <text:p>Wanted Splits % vs Epsilon (100 runs)</text:p>
        </chart:title>
        <chart:legend svg:x="15.808cm" svg:y="7.555cm" style:legend-expansion="custom" chartooo:width="3.138cm" chartooo:height="3.635cm" style:legend-expansion-aspect-ratio="0.863273727647868" chart:style-name="ch3"/>
        <chart:plot-area chart:style-name="ch4" table:cell-range-address="Rewards.A2:Rewards.A12 Splits.B2:Splits.B2 Splits.D4:Splits.D14 Splits.E2:Splits.E2 Splits.G4:Splits.G14 Splits.H2:Splits.H2 Splits.J4:Splits.J14 Splits.K2:Splits.K2 Splits.M4:Splits.M14 Splits.N2:Splits.N2 Splits.P4:Splits.P14 Splits.Q2:Splits.Q2 Splits.S4:Splits.S14 Splits.T2:Splits.T2 Splits.V4:Splits.V14" chart:data-source-has-labels="both" svg:x="0.407cm" svg:y="1.469cm" svg:width="19.562cm" svg:height="11.473cm">
          <chartooo:coordinate-region svg:x="2.007cm" svg:y="1.669cm" svg:width="17.525cm" svg:height="10.626cm"/>
          <chart:axis chart:dimension="x" chart:name="primary-x" chart:style-name="ch5" chartooo:axis-type="auto">
            <chartooo:date-scale/>
            <chart:categories table:cell-range-address="Rewards.A2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14" chart:label-cell-address="Splits.B2:Splits.B2" chart:class="chart:line">
            <chart:data-point chart:repeated="11"/>
          </chart:series>
          <chart:series chart:style-name="ch9" chart:values-cell-range-address="Splits.G4:Splits.G14" chart:label-cell-address="Splits.E2:Splits.E2" chart:class="chart:line">
            <chart:data-point chart:repeated="11"/>
          </chart:series>
          <chart:series chart:style-name="ch10" chart:values-cell-range-address="Splits.J4:Splits.J14" chart:label-cell-address="Splits.H2:Splits.H2" chart:class="chart:line">
            <chart:data-point chart:repeated="11"/>
          </chart:series>
          <chart:series chart:style-name="ch11" chart:values-cell-range-address="Splits.M4:Splits.M14" chart:label-cell-address="Splits.K2:Splits.K2" chart:class="chart:line">
            <chart:data-point chart:repeated="11"/>
          </chart:series>
          <chart:series chart:style-name="ch12" chart:values-cell-range-address="Splits.P4:Splits.P14" chart:label-cell-address="Splits.N2:Splits.N2" chart:class="chart:line">
            <chart:data-point chart:repeated="11"/>
          </chart:series>
          <chart:series chart:style-name="ch13" chart:values-cell-range-address="Splits.S4:Splits.S14" chart:label-cell-address="Splits.Q2:Splits.Q2" chart:class="chart:line">
            <chart:data-point chart:repeated="11"/>
          </chart:series>
          <chart:series chart:style-name="ch14" chart:values-cell-range-address="Splits.V4:Splits.V14" chart:label-cell-address="Splits.T2:Splits.T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Mid-noT</text:p>
                <draw:g>
                  <svg:desc>Splits.E2:Splits.E2</svg:desc>
                </draw:g>
              </table:table-cell>
              <table:table-cell office:value-type="string">
                <text:p>Any</text:p>
                <draw:g>
                  <svg:desc>Splits.H2:Splits.H2</svg:desc>
                </draw:g>
              </table:table-cell>
              <table:table-cell office:value-type="string">
                <text:p>Any-noT</text:p>
                <draw:g>
                  <svg:desc>Splits.K2:Splits.K2</svg:desc>
                </draw:g>
              </table:table-cell>
              <table:table-cell office:value-type="string">
                <text:p>Max</text:p>
                <draw:g>
                  <svg:desc>Splits.N2:Splits.N2</svg:desc>
                </draw:g>
              </table:table-cell>
              <table:table-cell office:value-type="string">
                <text:p>Max-noT</text:p>
                <draw:g>
                  <svg:desc>Splits.Q2:Splits.Q2</svg:desc>
                </draw:g>
              </table:table-cell>
              <table:table-cell office:value-type="string">
                <text:p>QDT</text:p>
                <draw:g>
                  <svg:desc>Splits.T2:Splits.T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2:Rewards.A12</svg:desc>
                </draw:g>
              </table:table-cell>
              <table:table-cell office:value-type="float" office:value="0.952278820375335">
                <text:p>0.952278820375335</text:p>
                <draw:g>
                  <svg:desc>Splits.D4:Splits.D14</svg:desc>
                </draw:g>
              </table:table-cell>
              <table:table-cell office:value-type="float" office:value="0.963912408759124">
                <text:p>0.963912408759124</text:p>
                <draw:g>
                  <svg:desc>Splits.G4:Splits.G14</svg:desc>
                </draw:g>
              </table:table-cell>
              <table:table-cell office:value-type="float" office:value="0.93627461530184">
                <text:p>0.93627461530184</text:p>
                <draw:g>
                  <svg:desc>Splits.J4:Splits.J14</svg:desc>
                </draw:g>
              </table:table-cell>
              <table:table-cell office:value-type="float" office:value="0.959024249109419">
                <text:p>0.959024249109419</text:p>
                <draw:g>
                  <svg:desc>Splits.M4:Splits.M14</svg:desc>
                </draw:g>
              </table:table-cell>
              <table:table-cell office:value-type="float" office:value="0.936865990389749">
                <text:p>0.936865990389749</text:p>
                <draw:g>
                  <svg:desc>Splits.P4:Splits.P14</svg:desc>
                </draw:g>
              </table:table-cell>
              <table:table-cell office:value-type="float" office:value="0.95212915565056">
                <text:p>0.95212915565056</text:p>
                <draw:g>
                  <svg:desc>Splits.S4:Splits.S14</svg:desc>
                </draw:g>
              </table:table-cell>
              <table:table-cell office:value-type="float" office:value="0.795998073939329">
                <text:p>0.795998073939329</text:p>
                <draw:g>
                  <svg:desc>Splits.V4:Splits.V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40137234797697">
                <text:p>0.940137234797697</text:p>
              </table:table-cell>
              <table:table-cell office:value-type="float" office:value="0.953506756589837">
                <text:p>0.953506756589837</text:p>
              </table:table-cell>
              <table:table-cell office:value-type="float" office:value="0.936021258112321">
                <text:p>0.936021258112321</text:p>
              </table:table-cell>
              <table:table-cell office:value-type="float" office:value="0.940133451542159">
                <text:p>0.940133451542159</text:p>
              </table:table-cell>
              <table:table-cell office:value-type="float" office:value="0.935082908326713">
                <text:p>0.935082908326713</text:p>
              </table:table-cell>
              <table:table-cell office:value-type="float" office:value="0.942816534407201">
                <text:p>0.942816534407201</text:p>
              </table:table-cell>
              <table:table-cell office:value-type="float" office:value="0.800295402794018">
                <text:p>0.80029540279401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8732823983964">
                <text:p>0.938732823983964</text:p>
              </table:table-cell>
              <table:table-cell office:value-type="float" office:value="0.948852732582395">
                <text:p>0.948852732582395</text:p>
              </table:table-cell>
              <table:table-cell office:value-type="float" office:value="0.935529928610653">
                <text:p>0.935529928610653</text:p>
              </table:table-cell>
              <table:table-cell office:value-type="float" office:value="0.937544885605827">
                <text:p>0.937544885605827</text:p>
              </table:table-cell>
              <table:table-cell office:value-type="float" office:value="0.935448942195569">
                <text:p>0.935448942195569</text:p>
              </table:table-cell>
              <table:table-cell office:value-type="float" office:value="0.935910107683504">
                <text:p>0.935910107683504</text:p>
              </table:table-cell>
              <table:table-cell office:value-type="float" office:value="0.827483588621444">
                <text:p>0.82748358862144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35684079223585">
                <text:p>0.935684079223585</text:p>
              </table:table-cell>
              <table:table-cell office:value-type="float" office:value="0.945971024904214">
                <text:p>0.945971024904214</text:p>
              </table:table-cell>
              <table:table-cell office:value-type="float" office:value="0.935993803075511">
                <text:p>0.935993803075511</text:p>
              </table:table-cell>
              <table:table-cell office:value-type="float" office:value="0.933481997171761">
                <text:p>0.933481997171761</text:p>
              </table:table-cell>
              <table:table-cell office:value-type="float" office:value="0.935461584962146">
                <text:p>0.935461584962146</text:p>
              </table:table-cell>
              <table:table-cell office:value-type="float" office:value="0.933855024711697">
                <text:p>0.933855024711697</text:p>
              </table:table-cell>
              <table:table-cell office:value-type="float" office:value="0.813704356914233">
                <text:p>0.81370435691423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37801760863391">
                <text:p>0.937801760863391</text:p>
              </table:table-cell>
              <table:table-cell office:value-type="float" office:value="0.944200665982012">
                <text:p>0.944200665982012</text:p>
              </table:table-cell>
              <table:table-cell office:value-type="float" office:value="0.935131777442541">
                <text:p>0.935131777442541</text:p>
              </table:table-cell>
              <table:table-cell office:value-type="float" office:value="0.93288609442542">
                <text:p>0.93288609442542</text:p>
              </table:table-cell>
              <table:table-cell office:value-type="float" office:value="0.933983739837398">
                <text:p>0.933983739837398</text:p>
              </table:table-cell>
              <table:table-cell office:value-type="float" office:value="0.933252700270027">
                <text:p>0.933252700270027</text:p>
              </table:table-cell>
              <table:table-cell office:value-type="float" office:value="0.817464635473341">
                <text:p>0.81746463547334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6941361359395">
                <text:p>0.936941361359395</text:p>
              </table:table-cell>
              <table:table-cell office:value-type="float" office:value="0.947528710107227">
                <text:p>0.947528710107227</text:p>
              </table:table-cell>
              <table:table-cell office:value-type="float" office:value="0.935979745004069">
                <text:p>0.935979745004069</text:p>
              </table:table-cell>
              <table:table-cell office:value-type="float" office:value="0.932406079724692">
                <text:p>0.932406079724692</text:p>
              </table:table-cell>
              <table:table-cell office:value-type="float" office:value="0.936502659574468">
                <text:p>0.936502659574468</text:p>
              </table:table-cell>
              <table:table-cell office:value-type="float" office:value="0.93202120915221">
                <text:p>0.93202120915221</text:p>
              </table:table-cell>
              <table:table-cell office:value-type="float" office:value="0.825739180117126">
                <text:p>0.82573918011712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41228821939482">
                <text:p>0.941228821939482</text:p>
              </table:table-cell>
              <table:table-cell office:value-type="float" office:value="0.947276828875282">
                <text:p>0.947276828875282</text:p>
              </table:table-cell>
              <table:table-cell office:value-type="float" office:value="0.938410921837525">
                <text:p>0.938410921837525</text:p>
              </table:table-cell>
              <table:table-cell office:value-type="float" office:value="0.933129992737836">
                <text:p>0.933129992737836</text:p>
              </table:table-cell>
              <table:table-cell office:value-type="float" office:value="0.935631190792113">
                <text:p>0.935631190792113</text:p>
              </table:table-cell>
              <table:table-cell office:value-type="float" office:value="0.935430318916557">
                <text:p>0.935430318916557</text:p>
              </table:table-cell>
              <table:table-cell office:value-type="float" office:value="0.828885750390248">
                <text:p>0.82888575039024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43157964881885">
                <text:p>0.943157964881885</text:p>
              </table:table-cell>
              <table:table-cell office:value-type="float" office:value="0.949018574627849">
                <text:p>0.949018574627849</text:p>
              </table:table-cell>
              <table:table-cell office:value-type="float" office:value="0.937134594832464">
                <text:p>0.937134594832464</text:p>
              </table:table-cell>
              <table:table-cell office:value-type="float" office:value="0.938123158427334">
                <text:p>0.938123158427334</text:p>
              </table:table-cell>
              <table:table-cell office:value-type="float" office:value="0.939878114244213">
                <text:p>0.939878114244213</text:p>
              </table:table-cell>
              <table:table-cell office:value-type="float" office:value="0.93598523194188">
                <text:p>0.93598523194188</text:p>
              </table:table-cell>
              <table:table-cell office:value-type="float" office:value="0.82844923174402">
                <text:p>0.8284492317440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49227897505515">
                <text:p>0.949227897505515</text:p>
              </table:table-cell>
              <table:table-cell office:value-type="float" office:value="0.950813646539914">
                <text:p>0.950813646539914</text:p>
              </table:table-cell>
              <table:table-cell office:value-type="float" office:value="0.94334085778781">
                <text:p>0.94334085778781</text:p>
              </table:table-cell>
              <table:table-cell office:value-type="float" office:value="0.940519095066477">
                <text:p>0.940519095066477</text:p>
              </table:table-cell>
              <table:table-cell office:value-type="float" office:value="0.942830182539941">
                <text:p>0.942830182539941</text:p>
              </table:table-cell>
              <table:table-cell office:value-type="float" office:value="0.942917868528921">
                <text:p>0.942917868528921</text:p>
              </table:table-cell>
              <table:table-cell office:value-type="float" office:value="0.827631990003124">
                <text:p>0.82763199000312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45455185276419">
                <text:p>0.945455185276419</text:p>
              </table:table-cell>
              <table:table-cell office:value-type="float" office:value="0.951054475510064">
                <text:p>0.951054475510064</text:p>
              </table:table-cell>
              <table:table-cell office:value-type="float" office:value="0.947986352689323">
                <text:p>0.947986352689323</text:p>
              </table:table-cell>
              <table:table-cell office:value-type="float" office:value="0.946157966037617">
                <text:p>0.946157966037617</text:p>
              </table:table-cell>
              <table:table-cell office:value-type="float" office:value="0.948326951889462">
                <text:p>0.948326951889462</text:p>
              </table:table-cell>
              <table:table-cell office:value-type="float" office:value="0.948342741808319">
                <text:p>0.948342741808319</text:p>
              </table:table-cell>
              <table:table-cell office:value-type="float" office:value="0.835187305741862">
                <text:p>0.83518730574186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48793516301345">
                <text:p>0.948793516301345</text:p>
              </table:table-cell>
              <table:table-cell office:value-type="float" office:value="0.952859631296269">
                <text:p>0.952859631296269</text:p>
              </table:table-cell>
              <table:table-cell office:value-type="float" office:value="0.950036789180477">
                <text:p>0.950036789180477</text:p>
              </table:table-cell>
              <table:table-cell office:value-type="float" office:value="0.947092030983327">
                <text:p>0.947092030983327</text:p>
              </table:table-cell>
              <table:table-cell office:value-type="float" office:value="0.95244474212994">
                <text:p>0.95244474212994</text:p>
              </table:table-cell>
              <table:table-cell office:value-type="float" office:value="0.94936918441008">
                <text:p>0.94936918441008</text:p>
              </table:table-cell>
              <table:table-cell office:value-type="float" office:value="0.825402007999347">
                <text:p>0.825402007999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0000" chart:maximum="50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76cm" svg:height="13.206cm" xlink:href=".." xlink:type="simple" chart:class="chart:line" chart:style-name="ch1">
        <chart:title svg:x="6.52cm" svg:y="0.4cm" chart:style-name="ch2">
          <text:p>Total Rewards vs Epsilon (100 runs)</text:p>
        </chart:title>
        <chart:legend svg:x="15.124cm" svg:y="7.996cm" style:legend-expansion="custom" chartooo:width="2.483cm" chartooo:height="3.088cm" style:legend-expansion-aspect-ratio="0.804080310880829" chart:style-name="ch3"/>
        <chart:plot-area chart:style-name="ch4" table:cell-range-address="Rewards.A1:Rewards.G12" chart:data-source-has-labels="both" svg:x="0.407cm" svg:y="1.469cm" svg:width="19.562cm" svg:height="11.473cm">
          <chartooo:coordinate-region svg:x="1.584cm" svg:y="1.668cm" svg:width="17.947cm" svg:height="10.627cm"/>
          <chart:axis chart:dimension="x" chart:name="primary-x" chart:style-name="ch5" chartooo:axis-type="auto">
            <chartooo:date-scale/>
            <chart:categories table:cell-range-address="Rewards.A2:Rewards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2:Rewards.B12" chart:label-cell-address="Rewards.B1:Rewards.B1" chart:class="chart:line">
            <chart:data-point chart:repeated="11"/>
          </chart:series>
          <chart:series chart:style-name="ch9" chart:values-cell-range-address="Rewards.C2:Rewards.C12" chart:label-cell-address="Rewards.C1:Rewards.C1" chart:class="chart:line">
            <chart:data-point chart:repeated="11"/>
          </chart:series>
          <chart:series chart:style-name="ch10" chart:values-cell-range-address="Rewards.D2:Rewards.D12" chart:label-cell-address="Rewards.D1:Rewards.D1" chart:class="chart:line">
            <chart:data-point chart:repeated="11"/>
          </chart:series>
          <chart:series chart:style-name="ch11" chart:values-cell-range-address="Rewards.E2:Rewards.E12" chart:label-cell-address="Rewards.E1:Rewards.E1" chart:class="chart:line">
            <chart:data-point chart:repeated="11"/>
          </chart:series>
          <chart:series chart:style-name="ch12" chart:values-cell-range-address="Rewards.F2:Rewards.F12" chart:label-cell-address="Rewards.F1:Rewards.F1" chart:class="chart:line">
            <chart:data-point chart:repeated="11"/>
          </chart:series>
          <chart:series chart:style-name="ch13" chart:values-cell-range-address="Rewards.G2:Rewards.G12" chart:label-cell-address="Rewards.G1:Rewards.G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1:Rewards.B1</svg:desc>
                </draw:g>
              </table:table-cell>
              <table:table-cell office:value-type="string">
                <text:p>Mid-noT</text:p>
                <draw:g>
                  <svg:desc>Rewards.C1:Rewards.C1</svg:desc>
                </draw:g>
              </table:table-cell>
              <table:table-cell office:value-type="string">
                <text:p>Any</text:p>
                <draw:g>
                  <svg:desc>Rewards.D1:Rewards.D1</svg:desc>
                </draw:g>
              </table:table-cell>
              <table:table-cell office:value-type="string">
                <text:p>Any-noT</text:p>
                <draw:g>
                  <svg:desc>Rewards.E1:Rewards.E1</svg:desc>
                </draw:g>
              </table:table-cell>
              <table:table-cell office:value-type="string">
                <text:p>Max</text:p>
                <draw:g>
                  <svg:desc>Rewards.F1:Rewards.F1</svg:desc>
                </draw:g>
              </table:table-cell>
              <table:table-cell office:value-type="string">
                <text:p>Max-noT</text:p>
                <draw:g>
                  <svg:desc>Rewards.G1:Rewards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wards.A2:Rewards.A12</svg:desc>
                </draw:g>
              </table:table-cell>
              <table:table-cell office:value-type="float" office:value="38493.3872111">
                <text:p>38493.3872111</text:p>
                <draw:g>
                  <svg:desc>Rewards.B2:Rewards.B12</svg:desc>
                </draw:g>
              </table:table-cell>
              <table:table-cell office:value-type="float" office:value="38487.03">
                <text:p>38487.03</text:p>
                <draw:g>
                  <svg:desc>Rewards.C2:Rewards.C12</svg:desc>
                </draw:g>
              </table:table-cell>
              <table:table-cell office:value-type="float" office:value="37683.2671352">
                <text:p>37683.2671352</text:p>
                <draw:g>
                  <svg:desc>Rewards.D2:Rewards.D12</svg:desc>
                </draw:g>
              </table:table-cell>
              <table:table-cell office:value-type="float" office:value="37606.44">
                <text:p>37606.44</text:p>
                <draw:g>
                  <svg:desc>Rewards.E2:Rewards.E12</svg:desc>
                </draw:g>
              </table:table-cell>
              <table:table-cell office:value-type="float" office:value="38401.2087307">
                <text:p>38401.2087307</text:p>
                <draw:g>
                  <svg:desc>Rewards.F2:Rewards.F12</svg:desc>
                </draw:g>
              </table:table-cell>
              <table:table-cell office:value-type="float" office:value="39408.35">
                <text:p>39408.35</text:p>
                <draw:g>
                  <svg:desc>Rewards.G2:Rewards.G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4859.220907">
                <text:p>44859.220907</text:p>
              </table:table-cell>
              <table:table-cell office:value-type="float" office:value="44140.62">
                <text:p>44140.62</text:p>
              </table:table-cell>
              <table:table-cell office:value-type="float" office:value="46231.7258595">
                <text:p>46231.7258595</text:p>
              </table:table-cell>
              <table:table-cell office:value-type="float" office:value="46972.67">
                <text:p>46972.67</text:p>
              </table:table-cell>
              <table:table-cell office:value-type="float" office:value="46054.8031386">
                <text:p>46054.8031386</text:p>
              </table:table-cell>
              <table:table-cell office:value-type="float" office:value="46698.9">
                <text:p>46698.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6761.8469369">
                <text:p>46761.8469369</text:p>
              </table:table-cell>
              <table:table-cell office:value-type="float" office:value="44649.03">
                <text:p>44649.03</text:p>
              </table:table-cell>
              <table:table-cell office:value-type="float" office:value="47762.4454873">
                <text:p>47762.4454873</text:p>
              </table:table-cell>
              <table:table-cell office:value-type="float" office:value="46562.52">
                <text:p>46562.52</text:p>
              </table:table-cell>
              <table:table-cell office:value-type="float" office:value="47928.1435259">
                <text:p>47928.1435259</text:p>
              </table:table-cell>
              <table:table-cell office:value-type="float" office:value="46883.96">
                <text:p>46883.9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7593.9415243">
                <text:p>47593.9415243</text:p>
              </table:table-cell>
              <table:table-cell office:value-type="float" office:value="46811.58">
                <text:p>46811.58</text:p>
              </table:table-cell>
              <table:table-cell office:value-type="float" office:value="48400.0386845">
                <text:p>48400.0386845</text:p>
              </table:table-cell>
              <table:table-cell office:value-type="float" office:value="48275.67">
                <text:p>48275.67</text:p>
              </table:table-cell>
              <table:table-cell office:value-type="float" office:value="48292.569891">
                <text:p>48292.569891</text:p>
              </table:table-cell>
              <table:table-cell office:value-type="float" office:value="48754.94">
                <text:p>48754.9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8127.7810371">
                <text:p>48127.7810371</text:p>
              </table:table-cell>
              <table:table-cell office:value-type="float" office:value="47888.42">
                <text:p>47888.42</text:p>
              </table:table-cell>
              <table:table-cell office:value-type="float" office:value="48457.1357288">
                <text:p>48457.1357288</text:p>
              </table:table-cell>
              <table:table-cell office:value-type="float" office:value="48840.89">
                <text:p>48840.89</text:p>
              </table:table-cell>
              <table:table-cell office:value-type="float" office:value="48686.2268832">
                <text:p>48686.2268832</text:p>
              </table:table-cell>
              <table:table-cell office:value-type="float" office:value="48896.41">
                <text:p>48896.4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7794.8336024">
                <text:p>47794.8336024</text:p>
              </table:table-cell>
              <table:table-cell office:value-type="float" office:value="48179.73">
                <text:p>48179.73</text:p>
              </table:table-cell>
              <table:table-cell office:value-type="float" office:value="48618.2180689">
                <text:p>48618.2180689</text:p>
              </table:table-cell>
              <table:table-cell office:value-type="float" office:value="48944.24">
                <text:p>48944.24</text:p>
              </table:table-cell>
              <table:table-cell office:value-type="float" office:value="48703.4903204">
                <text:p>48703.4903204</text:p>
              </table:table-cell>
              <table:table-cell office:value-type="float" office:value="49235.6">
                <text:p>49235.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7512.7410413">
                <text:p>47512.7410413</text:p>
              </table:table-cell>
              <table:table-cell office:value-type="float" office:value="48325.58">
                <text:p>48325.58</text:p>
              </table:table-cell>
              <table:table-cell office:value-type="float" office:value="48101.853507">
                <text:p>48101.853507</text:p>
              </table:table-cell>
              <table:table-cell office:value-type="float" office:value="48864.23">
                <text:p>48864.23</text:p>
              </table:table-cell>
              <table:table-cell office:value-type="float" office:value="48156.7861405">
                <text:p>48156.7861405</text:p>
              </table:table-cell>
              <table:table-cell office:value-type="float" office:value="48997.41">
                <text:p>48997.4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7104.431491">
                <text:p>47104.431491</text:p>
              </table:table-cell>
              <table:table-cell office:value-type="float" office:value="48418.89">
                <text:p>48418.89</text:p>
              </table:table-cell>
              <table:table-cell office:value-type="float" office:value="48163.3455499">
                <text:p>48163.3455499</text:p>
              </table:table-cell>
              <table:table-cell office:value-type="float" office:value="48835.18">
                <text:p>48835.18</text:p>
              </table:table-cell>
              <table:table-cell office:value-type="float" office:value="48183.6681788">
                <text:p>48183.6681788</text:p>
              </table:table-cell>
              <table:table-cell office:value-type="float" office:value="48921.85">
                <text:p>48921.8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46437.460746">
                <text:p>46437.460746</text:p>
              </table:table-cell>
              <table:table-cell office:value-type="float" office:value="47371.08">
                <text:p>47371.08</text:p>
              </table:table-cell>
              <table:table-cell office:value-type="float" office:value="47351.8339656">
                <text:p>47351.8339656</text:p>
              </table:table-cell>
              <table:table-cell office:value-type="float" office:value="48319.13">
                <text:p>48319.13</text:p>
              </table:table-cell>
              <table:table-cell office:value-type="float" office:value="47211.8729771">
                <text:p>47211.8729771</text:p>
              </table:table-cell>
              <table:table-cell office:value-type="float" office:value="48535.55">
                <text:p>48535.5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5308.9664873">
                <text:p>45308.9664873</text:p>
              </table:table-cell>
              <table:table-cell office:value-type="float" office:value="47312.48">
                <text:p>47312.48</text:p>
              </table:table-cell>
              <table:table-cell office:value-type="float" office:value="46926.5309983">
                <text:p>46926.5309983</text:p>
              </table:table-cell>
              <table:table-cell office:value-type="float" office:value="48073.12">
                <text:p>48073.12</text:p>
              </table:table-cell>
              <table:table-cell office:value-type="float" office:value="46950.7523577">
                <text:p>46950.7523577</text:p>
              </table:table-cell>
              <table:table-cell office:value-type="float" office:value="48186.51">
                <text:p>48186.5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4244.2400017">
                <text:p>44244.2400017</text:p>
              </table:table-cell>
              <table:table-cell office:value-type="float" office:value="45098">
                <text:p>45098</text:p>
              </table:table-cell>
              <table:table-cell office:value-type="float" office:value="46175.1730109">
                <text:p>46175.1730109</text:p>
              </table:table-cell>
              <table:table-cell office:value-type="float" office:value="47427.75">
                <text:p>47427.75</text:p>
              </table:table-cell>
              <table:table-cell office:value-type="float" office:value="46266.8637559">
                <text:p>46266.8637559</text:p>
              </table:table-cell>
              <table:table-cell office:value-type="float" office:value="47663.44">
                <text:p>47663.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